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T1_37" style:family="text"/>
    <style:style style:name="T1_38" style:family="text">
      <style:text-properties fo:color="#1155cc" style:text-underline-style="solid" style:text-underline-color="font-color"/>
    </style:style>
    <style:style style:name="T1_39" style:family="text"/>
    <style:style style:name="T1_40" style:family="text">
      <style:text-properties fo:color="#1155cc" style:text-underline-style="solid" style:text-underline-color="font-color"/>
    </style:style>
    <style:style style:name="T1_41" style:family="text"/>
    <style:style style:name="T1_42" style:family="text">
      <style:text-properties fo:color="#1155cc" style:text-underline-style="solid" style:text-underline-color="font-color"/>
    </style:style>
    <style:style style:name="T1_43" style:family="text"/>
    <style:style style:name="T1_44" style:family="text">
      <style:text-properties fo:color="#1155cc" style:text-underline-style="solid" style:text-underline-color="font-color"/>
    </style:style>
    <style:style style:name="T1_45" style:family="text"/>
    <style:style style:name="T1_46" style:family="text">
      <style:text-properties fo:color="#1155cc" style:text-underline-style="solid" style:text-underline-color="font-color"/>
    </style:style>
    <style:style style:name="T1_4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>
      <style:text-properties fo:color="#1155cc" style:text-underline-style="solid" style:text-underline-color="font-color"/>
    </style:style>
    <style:style style:name="T2_35" style:family="text"/>
    <style:style style:name="T2_36" style:family="text">
      <style:text-properties fo:color="#1155cc" style:text-underline-style="solid" style:text-underline-color="font-color"/>
    </style:style>
    <style:style style:name="T2_37" style:family="text"/>
    <style:style style:name="T2_38" style:family="text">
      <style:text-properties fo:color="#1155cc" style:text-underline-style="solid" style:text-underline-color="font-color"/>
    </style:style>
    <style:style style:name="T2_39" style:family="text"/>
    <style:style style:name="T2_40" style:family="text">
      <style:text-properties fo:color="#1155cc" style:text-underline-style="solid" style:text-underline-color="font-color"/>
    </style:style>
    <style:style style:name="T2_41" style:family="text"/>
    <style:style style:name="T2_42" style:family="text">
      <style:text-properties fo:color="#1155cc" style:text-underline-style="solid" style:text-underline-color="font-color"/>
    </style:style>
    <style:style style:name="T2_43" style:family="text"/>
    <style:style style:name="T2_44" style:family="text">
      <style:text-properties fo:color="#1155cc" style:text-underline-style="solid" style:text-underline-color="font-color"/>
    </style:style>
    <style:style style:name="T2_45" style:family="text"/>
    <style:style style:name="T2_46" style:family="text">
      <style:text-properties fo:color="#1155cc" style:text-underline-style="solid" style:text-underline-color="font-color"/>
    </style:style>
    <style:style style:name="T2_47" style:family="text"/>
    <style:style style:name="T2_48" style:family="text">
      <style:text-properties fo:color="#1155cc" style:text-underline-style="solid" style:text-underline-color="font-color"/>
    </style:style>
    <style:style style:name="T2_49" style:family="text"/>
    <style:style style:name="T2_50" style:family="text">
      <style:text-properties fo:color="#1155cc" style:text-underline-style="solid" style:text-underline-color="font-color"/>
    </style:style>
    <style:style style:name="T2_51" style:family="text"/>
    <style:style style:name="T2_52" style:family="text">
      <style:text-properties fo:color="#1155cc" style:text-underline-style="solid" style:text-underline-color="font-color"/>
    </style:style>
    <style:style style:name="T2_53" style:family="text"/>
    <style:style style:name="T2_54" style:family="text">
      <style:text-properties fo:color="#1155cc" style:text-underline-style="solid" style:text-underline-color="font-color"/>
    </style:style>
    <style:style style:name="T2_55" style:family="text"/>
    <style:style style:name="T2_56" style:family="text">
      <style:text-properties fo:color="#1155cc" style:text-underline-style="solid" style:text-underline-color="font-color"/>
    </style:style>
    <style:style style:name="T2_57" style:family="text"/>
    <style:style style:name="T2_58" style:family="text">
      <style:text-properties fo:color="#1155cc" style:text-underline-style="solid" style:text-underline-color="font-color"/>
    </style:style>
    <style:style style:name="T2_59" style:family="text"/>
    <style:style style:name="T2_60" style:family="text">
      <style:text-properties fo:color="#1155cc" style:text-underline-style="solid" style:text-underline-color="font-color"/>
    </style:style>
    <style:style style:name="T2_61" style:family="text"/>
    <style:style style:name="T2_62" style:family="text">
      <style:text-properties fo:color="#1155cc" style:text-underline-style="solid" style:text-underline-color="font-color"/>
    </style:style>
    <style:style style:name="T2_63" style:family="text"/>
    <style:style style:name="T2_64" style:family="text">
      <style:text-properties fo:color="#1155cc" style:text-underline-style="solid" style:text-underline-color="font-color"/>
    </style:style>
    <style:style style:name="T2_65" style:family="text"/>
    <style:style style:name="T2_66" style:family="text">
      <style:text-properties fo:color="#1155cc" style:text-underline-style="solid" style:text-underline-color="font-color"/>
    </style:style>
    <style:style style:name="T2_67" style:family="text"/>
    <style:style style:name="T2_68" style:family="text">
      <style:text-properties fo:color="#1155cc" style:text-underline-style="solid" style:text-underline-color="font-color"/>
    </style:style>
    <style:style style:name="T2_69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7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T27_200" style:family="text"/>
    <style:style style:name="T27_201" style:family="text"/>
    <style:style style:name="T27_202" style:family="text"/>
    <style:style style:name="T27_203" style:family="text"/>
    <style:style style:name="T27_204" style:family="text"/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/>
    <style:style style:name="T27_217" style:family="text"/>
    <style:style style:name="T27_2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 style:parent-style-name="Standard"/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7" style:family="text" style:parent-style-name="Standard"/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Standard"/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Это</text:span><text:span text:style-name="T1_2"><text:s/></text:span><text:span text:style-name="T1_3">рабочая</text:span><text:span text:style-name="T1_4"><text:s/></text:span><text:span text:style-name="T1_5">версия</text:span><text:span text:style-name="T1_6"><text:s/></text:span><text:span text:style-name="T1_7">системы</text:span><text:span text:style-name="T1_8"><text:s/></text:span><text:span text:style-name="T1_9">учета</text:span><text:span text:style-name="T1_10"><text:s/></text:span><text:span text:style-name="T1_11">вкладов</text:span><text:span text:style-name="T1_12">,<text:s/></text:span><text:span text:style-name="T1_13">которая</text:span><text:span text:style-name="T1_14"><text:s/></text:span><text:span text:style-name="T1_15">разрабатывается</text:span><text:span text:style-name="T1_16"><text:s/></text:span><text:span text:style-name="T1_17">в</text:span><text:span text:style-name="T1_18"><text:s/></text:span><text:span text:style-name="T1_19">качестве</text:span><text:span text:style-name="T1_20"><text:s/></text:span><text:span text:style-name="T1_21">отдельного</text:span><text:span text:style-name="T1_22"><text:s/></text:span><text:span text:style-name="T1_23">блока</text:span><text:span text:style-name="T1_24"><text:s/></text:span><text:span text:style-name="T1_25">системы</text:span><text:span text:style-name="T1_26"><text:s/></text:span><text:span text:style-name="T1_27">реализации</text:span><text:span text:style-name="T1_28"><text:s/></text:span><text:span text:style-name="T1_29">проектов</text:span><text:span text:style-name="T1_30"><text:s/></text:span><text:span text:style-name="T1_31">Продукты</text:span><text:span text:style-name="T1_32"><text:s/></text:span><text:span text:style-name="T1_33">Разума</text:span><text:span text:style-name="T1_34"><text:s/></text:span><text:span text:style-name="T1_35"><text:a xlink:type="simple" xlink:href="http://mindproducts.org/"><text:span text:style-name="T1_36">http</text:span></text:a></text:span><text:span text:style-name="T1_37"><text:a xlink:type="simple" xlink:href="http://mindproducts.org/"><text:span text:style-name="T1_38">://</text:span></text:a></text:span><text:span text:style-name="T1_39"><text:a xlink:type="simple" xlink:href="http://mindproducts.org/"><text:span text:style-name="T1_40">mindproducts</text:span></text:a></text:span><text:span text:style-name="T1_41"><text:a xlink:type="simple" xlink:href="http://mindproducts.org/"><text:span text:style-name="T1_42">.</text:span></text:a></text:span><text:span text:style-name="T1_43"><text:a xlink:type="simple" xlink:href="http://mindproducts.org/"><text:span text:style-name="T1_44">org</text:span></text:a></text:span><text:span text:style-name="T1_45"><text:a xlink:type="simple" xlink:href="http://mindproducts.org/"><text:span text:style-name="T1_46">/</text:span></text:a></text:span><text:span text:style-name="T1_47"><text:s text:c="2"/></text:span></text:p>
      <text:p text:style-name="P2"><text:span text:style-name="T2_1">Пока</text:span><text:span text:style-name="T2_2"><text:s/></text:span><text:span text:style-name="T2_3">на</text:span><text:span text:style-name="T2_4"><text:s/></text:span><text:span text:style-name="T2_5">сайте</text:span><text:span text:style-name="T2_6"><text:s/></text:span><text:span text:style-name="T2_7">реализован</text:span><text:span text:style-name="T2_8"><text:s/></text:span><text:span text:style-name="T2_9">лишь</text:span><text:span text:style-name="T2_10"><text:s/></text:span><text:span text:style-name="T2_11">блок</text:span><text:span text:style-name="T2_12"><text:s/></text:span><text:span text:style-name="T2_13">развития</text:span><text:span text:style-name="T2_14"><text:s/></text:span><text:span text:style-name="T2_15">идей</text:span><text:span text:style-name="T2_16">.<text:s/></text:span><text:span text:style-name="T2_17">Доклад</text:span><text:span text:style-name="T2_18"><text:s/></text:span><text:span text:style-name="T2_19">о</text:span><text:span text:style-name="T2_20"><text:s/></text:span><text:span text:style-name="T2_21">проекте</text:span><text:span text:style-name="T2_22"><text:s/></text:span><text:span text:style-name="T2_23">в</text:span><text:span text:style-name="T2_24"><text:s/></text:span><text:span text:style-name="T2_25">целом</text:span><text:span text:style-name="T2_26"><text:s/></text:span><text:span text:style-name="T2_27">можно</text:span><text:span text:style-name="T2_28"><text:s/></text:span><text:span text:style-name="T2_29">посмотреть</text:span><text:span text:style-name="T2_30"><text:s/></text:span><text:span text:style-name="T2_31">здесь</text:span><text:span text:style-name="T2_32">:<text:s/></text:span><text:span text:style-name="T2_33"><text:a xlink:type="simple" xlink:href="https://www.youtube.com/watch?v=3YzS9z73YE0"><text:span text:style-name="T2_34">https</text:span></text:a></text:span><text:span text:style-name="T2_35"><text:a xlink:type="simple" xlink:href="https://www.youtube.com/watch?v=3YzS9z73YE0"><text:span text:style-name="T2_36">://</text:span></text:a></text:span><text:span text:style-name="T2_37"><text:a xlink:type="simple" xlink:href="https://www.youtube.com/watch?v=3YzS9z73YE0"><text:span text:style-name="T2_38">www</text:span></text:a></text:span><text:span text:style-name="T2_39"><text:a xlink:type="simple" xlink:href="https://www.youtube.com/watch?v=3YzS9z73YE0"><text:span text:style-name="T2_40">.</text:span></text:a></text:span><text:span text:style-name="T2_41"><text:a xlink:type="simple" xlink:href="https://www.youtube.com/watch?v=3YzS9z73YE0"><text:span text:style-name="T2_42">youtube</text:span></text:a></text:span><text:span text:style-name="T2_43"><text:a xlink:type="simple" xlink:href="https://www.youtube.com/watch?v=3YzS9z73YE0"><text:span text:style-name="T2_44">.</text:span></text:a></text:span><text:span text:style-name="T2_45"><text:a xlink:type="simple" xlink:href="https://www.youtube.com/watch?v=3YzS9z73YE0"><text:span text:style-name="T2_46">com</text:span></text:a></text:span><text:span text:style-name="T2_47"><text:a xlink:type="simple" xlink:href="https://www.youtube.com/watch?v=3YzS9z73YE0"><text:span text:style-name="T2_48">/</text:span></text:a></text:span><text:span text:style-name="T2_49"><text:a xlink:type="simple" xlink:href="https://www.youtube.com/watch?v=3YzS9z73YE0"><text:span text:style-name="T2_50">watch</text:span></text:a></text:span><text:span text:style-name="T2_51"><text:a xlink:type="simple" xlink:href="https://www.youtube.com/watch?v=3YzS9z73YE0"><text:span text:style-name="T2_52">?</text:span></text:a></text:span><text:span text:style-name="T2_53"><text:a xlink:type="simple" xlink:href="https://www.youtube.com/watch?v=3YzS9z73YE0"><text:span text:style-name="T2_54">v</text:span></text:a></text:span><text:span text:style-name="T2_55"><text:a xlink:type="simple" xlink:href="https://www.youtube.com/watch?v=3YzS9z73YE0"><text:span text:style-name="T2_56">=3</text:span></text:a></text:span><text:span text:style-name="T2_57"><text:a xlink:type="simple" xlink:href="https://www.youtube.com/watch?v=3YzS9z73YE0"><text:span text:style-name="T2_58">YzS</text:span></text:a></text:span><text:span text:style-name="T2_59"><text:a xlink:type="simple" xlink:href="https://www.youtube.com/watch?v=3YzS9z73YE0"><text:span text:style-name="T2_60">9</text:span></text:a></text:span><text:span text:style-name="T2_61"><text:a xlink:type="simple" xlink:href="https://www.youtube.com/watch?v=3YzS9z73YE0"><text:span text:style-name="T2_62">z</text:span></text:a></text:span><text:span text:style-name="T2_63"><text:a xlink:type="simple" xlink:href="https://www.youtube.com/watch?v=3YzS9z73YE0"><text:span text:style-name="T2_64">73</text:span></text:a></text:span><text:span text:style-name="T2_65"><text:a xlink:type="simple" xlink:href="https://www.youtube.com/watch?v=3YzS9z73YE0"><text:span text:style-name="T2_66">YE</text:span></text:a></text:span><text:span text:style-name="T2_67"><text:a xlink:type="simple" xlink:href="https://www.youtube.com/watch?v=3YzS9z73YE0"><text:span text:style-name="T2_68">0</text:span></text:a></text:span><text:span text:style-name="T2_69"><text:s/></text:span></text:p>
      <text:p text:style-name="P3"><text:span text:style-name="T3_1">От</text:span><text:span text:style-name="T3_2"><text:s/></text:span><text:span text:style-name="T3_3">того</text:span><text:span text:style-name="T3_4">,<text:s/></text:span><text:span text:style-name="T3_5">на</text:span><text:span text:style-name="T3_6"><text:s/></text:span><text:span text:style-name="T3_7">сколько</text:span><text:span text:style-name="T3_8"><text:s/></text:span><text:span text:style-name="T3_9">справедливой</text:span><text:span text:style-name="T3_10"><text:s/></text:span><text:span text:style-name="T3_11">получится</text:span><text:span text:style-name="T3_12"><text:s/></text:span><text:span text:style-name="T3_13">сделать</text:span><text:span text:style-name="T3_14"><text:s/></text:span><text:span text:style-name="T3_15">эту</text:span><text:span text:style-name="T3_16"><text:s/></text:span><text:span text:style-name="T3_17">систему</text:span><text:span text:style-name="T3_18"><text:s/></text:span><text:span text:style-name="T3_19">во</text:span><text:span text:style-name="T3_20"><text:s/></text:span><text:span text:style-name="T3_21">многом</text:span><text:span text:style-name="T3_22"><text:s/></text:span><text:span text:style-name="T3_23">зависит</text:span><text:span text:style-name="T3_24"><text:s/></text:span><text:span text:style-name="T3_25">будущее</text:span><text:span text:style-name="T3_26"><text:s/></text:span><text:span text:style-name="T3_27">всего</text:span><text:span text:style-name="T3_28"><text:s/></text:span><text:span text:style-name="T3_29">нашего</text:span><text:span text:style-name="T3_30"><text:s/></text:span><text:span text:style-name="T3_31">предприятия</text:span><text:span text:style-name="T3_32"><text:s/></text:span><text:span text:style-name="T3_33">в</text:span><text:span text:style-name="T3_34"><text:s/></text:span><text:span text:style-name="T3_35">целом</text:span><text:span text:style-name="T3_36">.<text:s/></text:span><text:span text:style-name="T3_37">Поэтому</text:span><text:span text:style-name="T3_38"><text:s/></text:span><text:span text:style-name="T3_39">призываю</text:span><text:span text:style-name="T3_40"><text:s/></text:span><text:span text:style-name="T3_41">оценивать</text:span><text:span text:style-name="T3_42"><text:s/></text:span><text:span text:style-name="T3_43">данный</text:span><text:span text:style-name="T3_44"><text:s/></text:span><text:span text:style-name="T3_45">вариант</text:span><text:span text:style-name="T3_46"><text:s/></text:span><text:span text:style-name="T3_47">лишь</text:span><text:span text:style-name="T3_48"><text:s/></text:span><text:span text:style-name="T3_49">как</text:span><text:span text:style-name="T3_50"><text:s/></text:span><text:span text:style-name="T3_51">первый</text:span><text:span text:style-name="T3_52"><text:s/></text:span><text:span text:style-name="T3_53">шаг</text:span><text:span text:style-name="T3_54"><text:s/></text:span><text:span text:style-name="T3_55">на</text:span><text:span text:style-name="T3_56"><text:s/></text:span><text:span text:style-name="T3_57">пути</text:span><text:span text:style-name="T3_58"><text:s/></text:span><text:span text:style-name="T3_59">к</text:span><text:span text:style-name="T3_60"><text:s/></text:span><text:span text:style-name="T3_61">недостижимому</text:span><text:span text:style-name="T3_62"><text:s/></text:span><text:span text:style-name="T3_63">совершенству</text:span><text:span text:style-name="T3_64">.<text:s/></text:span></text:p>
      <text:p text:style-name="P4"/>
      <text:p text:style-name="P5"><text:span text:style-name="T5_1">Система</text:span><text:span text:style-name="T5_2"><text:s/></text:span><text:span text:style-name="T5_3">подразумевает</text:span><text:span text:style-name="T5_4"><text:s/></text:span><text:span text:style-name="T5_5">под</text:span><text:span text:style-name="T5_6"><text:s/></text:span><text:span text:style-name="T5_7">собой</text:span><text:span text:style-name="T5_8"><text:s/></text:span><text:span text:style-name="T5_9">ступенчатую</text:span><text:span text:style-name="T5_10"><text:s/></text:span><text:span text:style-name="T5_11">схему</text:span><text:span text:style-name="T5_12"><text:s/></text:span><text:span text:style-name="T5_13">развития</text:span><text:span text:style-name="T5_14"><text:s/></text:span><text:span text:style-name="T5_15">проекта</text:span><text:span text:style-name="T5_16"><text:s/></text:span><text:span text:style-name="T5_17">и</text:span><text:span text:style-name="T5_18"><text:s/></text:span><text:span text:style-name="T5_19">учитывает</text:span><text:span text:style-name="T5_20"><text:s/></text:span><text:span text:style-name="T5_21">стадию</text:span><text:span text:style-name="T5_22"><text:s/></text:span><text:span text:style-name="T5_23">проекта</text:span><text:span text:style-name="T5_24"><text:s/>-<text:s/></text:span><text:span text:style-name="T5_25">чем</text:span><text:span text:style-name="T5_26"><text:s/></text:span><text:span text:style-name="T5_27">более</text:span><text:span text:style-name="T5_28"><text:s/></text:span><text:span text:style-name="T5_29">ранняя</text:span><text:span text:style-name="T5_30"><text:s/></text:span><text:span text:style-name="T5_31">стадия</text:span><text:span text:style-name="T5_32">,<text:s/></text:span><text:span text:style-name="T5_33">тем</text:span><text:span text:style-name="T5_34"><text:s/></text:span><text:span text:style-name="T5_35">выше</text:span><text:span text:style-name="T5_36"><text:s/></text:span><text:span text:style-name="T5_37">в</text:span><text:span text:style-name="T5_38"><text:s/></text:span><text:span text:style-name="T5_39">долевом</text:span><text:span text:style-name="T5_40"><text:s/></text:span><text:span text:style-name="T5_41">отношении</text:span><text:span text:style-name="T5_42"><text:s/></text:span><text:span text:style-name="T5_43">ценится</text:span><text:span text:style-name="T5_44"><text:s/></text:span><text:span text:style-name="T5_45">вклад</text:span><text:span text:style-name="T5_46">,<text:s/></text:span><text:span text:style-name="T5_47">сделанный</text:span><text:span text:style-name="T5_48"><text:s/></text:span><text:span text:style-name="T5_49">на</text:span><text:span text:style-name="T5_50"><text:s/></text:span><text:span text:style-name="T5_51">этой</text:span><text:span text:style-name="T5_52"><text:s/></text:span><text:span text:style-name="T5_53">стадии</text:span><text:span text:style-name="T5_54">.<text:s/></text:span><text:span text:style-name="T5_55">Это</text:span><text:span text:style-name="T5_56"><text:s/></text:span><text:span text:style-name="T5_57">необходимо</text:span><text:span text:style-name="T5_58"><text:s/></text:span><text:span text:style-name="T5_59">по</text:span><text:span text:style-name="T5_60"><text:s/></text:span><text:span text:style-name="T5_61">той</text:span><text:span text:style-name="T5_62"><text:s/></text:span><text:span text:style-name="T5_63">причине</text:span><text:span text:style-name="T5_64">,<text:s/></text:span><text:span text:style-name="T5_65">что</text:span><text:span text:style-name="T5_66"><text:s/></text:span><text:span text:style-name="T5_67">чем</text:span><text:span text:style-name="T5_68"><text:s/></text:span><text:span text:style-name="T5_69">более</text:span><text:span text:style-name="T5_70"><text:s/></text:span><text:span text:style-name="T5_71">ранняя</text:span><text:span text:style-name="T5_72"><text:s/></text:span><text:span text:style-name="T5_73">стадия</text:span><text:span text:style-name="T5_74"><text:s/></text:span><text:span text:style-name="T5_75">проекта</text:span><text:span text:style-name="T5_76">,<text:s/></text:span><text:span text:style-name="T5_77">тем</text:span><text:span text:style-name="T5_78"><text:s/></text:span><text:span text:style-name="T5_79">выше</text:span><text:span text:style-name="T5_80"><text:s/></text:span><text:span text:style-name="T5_81">риски</text:span><text:span text:style-name="T5_82">,<text:s/></text:span><text:span text:style-name="T5_83">но</text:span><text:span text:style-name="T5_84"><text:s/></text:span><text:span text:style-name="T5_85">тем</text:span><text:span text:style-name="T5_86"><text:s/></text:span><text:span text:style-name="T5_87">они</text:span><text:span text:style-name="T5_88"><text:s/></text:span><text:span text:style-name="T5_89">благороднее</text:span><text:span text:style-name="T5_90">.<text:s/></text:span><text:span text:style-name="T5_91">Это</text:span><text:span text:style-name="T5_92"><text:s/></text:span><text:span text:style-name="T5_93">реализуется</text:span><text:span text:style-name="T5_94"><text:s/></text:span><text:span text:style-name="T5_95">через</text:span><text:span text:style-name="T5_96"><text:s/></text:span><text:span text:style-name="T5_97">капитализацию</text:span><text:span text:style-name="T5_98"><text:s/></text:span><text:span text:style-name="T5_99">проекта</text:span><text:span text:style-name="T5_100"><text:s/></text:span><text:span text:style-name="T5_101">на</text:span><text:span text:style-name="T5_102"><text:s/></text:span><text:span text:style-name="T5_103">каждом</text:span><text:span text:style-name="T5_104"><text:s/></text:span><text:span text:style-name="T5_105">этапе</text:span><text:span text:style-name="T5_106">.<text:s/></text:span><text:span text:style-name="T5_107">Капитализация</text:span><text:span text:style-name="T5_108"><text:s/>-<text:s/></text:span><text:span text:style-name="T5_109">это</text:span><text:span text:style-name="T5_110"><text:s/></text:span><text:span text:style-name="T5_111">некоторая</text:span><text:span text:style-name="T5_112"><text:s/></text:span><text:span text:style-name="T5_113">конвенциональная</text:span><text:span text:style-name="T5_114"><text:s/></text:span><text:span text:style-name="T5_115">величина</text:span><text:span text:style-name="T5_116">,<text:s/></text:span><text:span text:style-name="T5_117">подразумевающая</text:span><text:span text:style-name="T5_118"><text:s/></text:span><text:span text:style-name="T5_119">то</text:span><text:span text:style-name="T5_120">,<text:s/></text:span><text:span text:style-name="T5_121">что</text:span><text:span text:style-name="T5_122"><text:s/></text:span><text:span text:style-name="T5_123">при</text:span><text:span text:style-name="T5_124"><text:s/></text:span><text:span text:style-name="T5_125">выполнении</text:span><text:span text:style-name="T5_126"><text:s/></text:span><text:span text:style-name="T5_127">труда</text:span><text:span text:style-name="T5_128"><text:s/></text:span><text:span text:style-name="T5_129">создается</text:span><text:span text:style-name="T5_130"><text:s/></text:span><text:span text:style-name="T5_131">стоимость</text:span><text:span text:style-name="T5_132">,<text:s/></text:span><text:span text:style-name="T5_133">превышающая</text:span><text:span text:style-name="T5_134"><text:s/></text:span><text:span text:style-name="T5_135">стоимость</text:span><text:span text:style-name="T5_136"><text:s/></text:span><text:span text:style-name="T5_137">труда</text:span><text:span text:style-name="T5_138">.<text:s/></text:span><text:span text:style-name="T5_139">В</text:span><text:span text:style-name="T5_140"><text:s/></text:span><text:span text:style-name="T5_141">обычной</text:span><text:span text:style-name="T5_142"><text:s/></text:span><text:span text:style-name="T5_143">капиталистической</text:span><text:span text:style-name="T5_144"><text:s/></text:span><text:span text:style-name="T5_145">системе</text:span><text:span text:style-name="T5_146"><text:s/></text:span><text:span text:style-name="T5_147">она</text:span><text:span text:style-name="T5_148"><text:s/></text:span><text:span text:style-name="T5_149">отчуждается</text:span><text:span text:style-name="T5_150"><text:s/></text:span><text:span text:style-name="T5_151">владельцем</text:span><text:span text:style-name="T5_152"><text:s/></text:span><text:span text:style-name="T5_153">капитала</text:span><text:span text:style-name="T5_154">,<text:s/></text:span><text:span text:style-name="T5_155">а</text:span><text:span text:style-name="T5_156"><text:s/></text:span><text:span text:style-name="T5_157">тут</text:span><text:span text:style-name="T5_158"><text:s/></text:span><text:span text:style-name="T5_159">распределяется</text:span><text:span text:style-name="T5_160"><text:s/></text:span><text:span text:style-name="T5_161">между</text:span><text:span text:style-name="T5_162"><text:s/></text:span><text:span text:style-name="T5_163">участниками</text:span><text:span text:style-name="T5_164"><text:s/></text:span><text:span text:style-name="T5_165">проекта</text:span><text:span text:style-name="T5_166">.<text:s/></text:span><text:span text:style-name="T5_167">Иными</text:span><text:span text:style-name="T5_168"><text:s/></text:span><text:span text:style-name="T5_169">словами</text:span><text:span text:style-name="T5_170">,<text:s/></text:span><text:span text:style-name="T5_171">возникает</text:span><text:span text:style-name="T5_172"><text:s/></text:span><text:span text:style-name="T5_173">прибавочная</text:span><text:span text:style-name="T5_174"><text:s/></text:span><text:span text:style-name="T5_175">стоимость</text:span><text:span text:style-name="T5_176">.<text:s/></text:span></text:p>
      <text:p text:style-name="P6"/>
      <text:p text:style-name="P7"><text:span text:style-name="T7_1">Вклад</text:span><text:span text:style-name="T7_2"><text:s/></text:span><text:span text:style-name="T7_3">может</text:span><text:span text:style-name="T7_4"><text:s/></text:span><text:span text:style-name="T7_5">быть</text:span><text:span text:style-name="T7_6"><text:s/></text:span><text:span text:style-name="T7_7">сделан</text:span><text:span text:style-name="T7_8"><text:s/></text:span><text:span text:style-name="T7_9">любым</text:span><text:span text:style-name="T7_10"><text:s/></text:span><text:span text:style-name="T7_11">необходимым</text:span><text:span text:style-name="T7_12"><text:s/></text:span><text:span text:style-name="T7_13">проекту</text:span><text:span text:style-name="T7_14"><text:s/></text:span><text:span text:style-name="T7_15">ресурсом</text:span><text:span text:style-name="T7_16">:<text:s/></text:span><text:span text:style-name="T7_17">работой</text:span><text:span text:style-name="T7_18">,<text:s/></text:span><text:span text:style-name="T7_19">деньгами</text:span><text:span text:style-name="T7_20">,<text:s/></text:span><text:span text:style-name="T7_21">материалом</text:span><text:span text:style-name="T7_22">,<text:s/></text:span><text:span text:style-name="T7_23">оборудованием</text:span><text:span text:style-name="T7_24">,<text:s/></text:span><text:span text:style-name="T7_25">помещением</text:span><text:span text:style-name="T7_26">…<text:s/></text:span><text:span text:style-name="T7_27"><office:annotation><dc:creator/><text:p text:style-name="P8"><text:span text:style-name="T8_1">Кто</text:span><text:span text:style-name="T8_2"><text:s/></text:span><text:span text:style-name="T8_3">определяет</text:span><text:span text:style-name="T8_4"><text:s/></text:span><text:span text:style-name="T8_5">ценность</text:span><text:span text:style-name="T8_6">?</text:span></text:p><text:p text:style-name="P9"><text:span text:style-name="T9_1">Я</text:span><text:span text:style-name="T9_2"><text:s/></text:span><text:span text:style-name="T9_3">так</text:span><text:span text:style-name="T9_4"><text:s/></text:span><text:span text:style-name="T9_5">понимаю</text:span><text:span text:style-name="T9_6"><text:s/></text:span><text:span text:style-name="T9_7">что</text:span><text:span text:style-name="T9_8"><text:s/></text:span><text:span text:style-name="T9_9">ее</text:span><text:span text:style-name="T9_10"><text:s/></text:span><text:span text:style-name="T9_11">должны</text:span><text:span text:style-name="T9_12"><text:s/></text:span><text:span text:style-name="T9_13">одобрить</text:span><text:span text:style-name="T9_14"><text:s/></text:span><text:span text:style-name="T9_15">те</text:span><text:span text:style-name="T9_16"><text:s/></text:span><text:span text:style-name="T9_17">кто</text:span><text:span text:style-name="T9_18"><text:s/></text:span><text:span text:style-name="T9_19">уже</text:span><text:span text:style-name="T9_20"><text:s/></text:span><text:span text:style-name="T9_21">в</text:span><text:span text:style-name="T9_22"><text:s/></text:span><text:span text:style-name="T9_23">доле</text:span><text:span text:style-name="T9_24">.<text:s/></text:span><text:span text:style-name="T9_25">Но</text:span><text:span text:style-name="T9_26"><text:s/></text:span><text:span text:style-name="T9_27">кто</text:span><text:span text:style-name="T9_28"><text:s/></text:span><text:span text:style-name="T9_29">одобрит</text:span><text:span text:style-name="T9_30"><text:s/></text:span><text:span text:style-name="T9_31">цену</text:span><text:span text:style-name="T9_32"><text:s/></text:span><text:span text:style-name="T9_33">их</text:span><text:span text:style-name="T9_34"><text:s/></text:span><text:span text:style-name="T9_35">ресурсов</text:span><text:span text:style-name="T9_36">?</text:span></text:p><text:p text:style-name="P10"><text:span text:style-name="T10_1">Есть</text:span><text:span text:style-name="T10_2"><text:s/></text:span><text:span text:style-name="T10_3">способ</text:span><text:span text:style-name="T10_4"><text:s/></text:span><text:span text:style-name="T10_5">перерасчета</text:span><text:span text:style-name="T10_6">.<text:s/></text:span><text:span text:style-name="T10_7">То</text:span><text:span text:style-name="T10_8"><text:s/></text:span><text:span text:style-name="T10_9">есть</text:span><text:span text:style-name="T10_10"><text:s/></text:span><text:span text:style-name="T10_11">цена</text:span><text:span text:style-name="T10_12"><text:s/>(</text:span><text:span text:style-name="T10_13">даже</text:span><text:span text:style-name="T10_14"><text:s/></text:span><text:span text:style-name="T10_15">уже</text:span><text:span text:style-name="T10_16"><text:s/></text:span><text:span text:style-name="T10_17">вложенных</text:span><text:span text:style-name="T10_18">)<text:s/></text:span><text:span text:style-name="T10_19">ресурсов</text:span><text:span text:style-name="T10_20"><text:s/></text:span><text:span text:style-name="T10_21">может</text:span><text:span text:style-name="T10_22"><text:s/></text:span><text:span text:style-name="T10_23">быть</text:span><text:span text:style-name="T10_24"><text:s/>"</text:span><text:span text:style-name="T10_25">сбита</text:span><text:span text:style-name="T10_26">"<text:s/>-<text:s/></text:span><text:span text:style-name="T10_27">если</text:span><text:span text:style-name="T10_28"><text:s/></text:span><text:span text:style-name="T10_29">кто</text:span><text:span text:style-name="T10_30">-</text:span><text:span text:style-name="T10_31">то</text:span><text:span text:style-name="T10_32"><text:s/></text:span><text:span text:style-name="T10_33">подключаестя</text:span><text:span text:style-name="T10_34"><text:s/></text:span><text:span text:style-name="T10_35">с</text:span><text:span text:style-name="T10_36"><text:s/></text:span><text:span text:style-name="T10_37">более</text:span><text:span text:style-name="T10_38"><text:s/></text:span><text:span text:style-name="T10_39">низкой</text:span><text:span text:style-name="T10_40"><text:s/></text:span><text:span text:style-name="T10_41">ценой</text:span><text:span text:style-name="T10_42"><text:s/></text:span><text:span text:style-name="T10_43">или</text:span><text:span text:style-name="T10_44"><text:s/></text:span><text:span text:style-name="T10_45">находит</text:span><text:span text:style-name="T10_46"><text:s/></text:span><text:span text:style-name="T10_47">этот</text:span><text:span text:style-name="T10_48"><text:s/></text:span><text:span text:style-name="T10_49">ресурс</text:span><text:span text:style-name="T10_50"><text:s/></text:span><text:span text:style-name="T10_51">где</text:span><text:span text:style-name="T10_52">-</text:span><text:span text:style-name="T10_53">то</text:span><text:span text:style-name="T10_54"><text:s/></text:span><text:span text:style-name="T10_55">дешевле</text:span><text:span text:style-name="T10_56">.</text:span></text:p></office:annotation></text:span><text:span text:style-name="T10_57"><office:annotation><dc:creator/><text:p text:style-name="P11"><text:span text:style-name="T11_1">Это</text:span><text:span text:style-name="T11_2"><text:s/></text:span><text:span text:style-name="T11_3">встречная</text:span><text:span text:style-name="T11_4"><text:s/></text:span><text:span text:style-name="T11_5">оценка</text:span><text:span text:style-name="T11_6"><text:s/></text:span><text:span text:style-name="T11_7">держателей</text:span><text:span text:style-name="T11_8"><text:s/></text:span><text:span text:style-name="T11_9">разных</text:span><text:span text:style-name="T11_10"><text:s/></text:span><text:span text:style-name="T11_11">активов</text:span><text:span text:style-name="T11_12">.<text:s/></text:span><text:span text:style-name="T11_13">Есть</text:span><text:span text:style-name="T11_14"><text:s/></text:span><text:span text:style-name="T11_15">члены</text:span><text:span text:style-name="T11_16"><text:s/></text:span><text:span text:style-name="T11_17">команды</text:span><text:span text:style-name="T11_18">,<text:s/></text:span><text:span text:style-name="T11_19">а</text:span><text:span text:style-name="T11_20"><text:s/></text:span><text:span text:style-name="T11_21">есть</text:span><text:span text:style-name="T11_22"><text:s/></text:span><text:span text:style-name="T11_23">потенциальный</text:span><text:span text:style-name="T11_24"><text:s/></text:span><text:span text:style-name="T11_25">участник</text:span><text:span text:style-name="T11_26">,<text:s/></text:span><text:span text:style-name="T11_27">и</text:span><text:span text:style-name="T11_28"><text:s/></text:span><text:span text:style-name="T11_29">у</text:span><text:span text:style-name="T11_30"><text:s/></text:span><text:span text:style-name="T11_31">них</text:span><text:span text:style-name="T11_32"><text:s/></text:span><text:span text:style-name="T11_33">есть</text:span><text:span text:style-name="T11_34"><text:s/></text:span><text:span text:style-name="T11_35">взаимный</text:span><text:span text:style-name="T11_36"><text:s/></text:span><text:span text:style-name="T11_37">интерес</text:span><text:span text:style-name="T11_38">,<text:s/></text:span><text:span text:style-name="T11_39">но</text:span><text:span text:style-name="T11_40"><text:s/></text:span><text:span text:style-name="T11_41">есть</text:span><text:span text:style-name="T11_42"><text:s/></text:span><text:span text:style-name="T11_43">и</text:span><text:span text:style-name="T11_44"><text:s/></text:span><text:span text:style-name="T11_45">конфликт</text:span><text:span text:style-name="T11_46"><text:s/></text:span><text:span text:style-name="T11_47">интересов</text:span><text:span text:style-name="T11_48"><text:s/>-<text:s/></text:span><text:span text:style-name="T11_49">каждый</text:span><text:span text:style-name="T11_50"><text:s/></text:span><text:span text:style-name="T11_51">стремится</text:span><text:span text:style-name="T11_52"><text:s/></text:span><text:span text:style-name="T11_53">переоценить</text:span><text:span text:style-name="T11_54"><text:s/></text:span><text:span text:style-name="T11_55">свой</text:span><text:span text:style-name="T11_56"><text:s/></text:span><text:span text:style-name="T11_57">актив</text:span><text:span text:style-name="T11_58"><text:s/></text:span><text:span text:style-name="T11_59">и</text:span><text:span text:style-name="T11_60"><text:s/></text:span><text:span text:style-name="T11_61">сбить</text:span><text:span text:style-name="T11_62"><text:s/></text:span><text:span text:style-name="T11_63">цену</text:span><text:span text:style-name="T11_64"><text:s/></text:span><text:span text:style-name="T11_65">на</text:span><text:span text:style-name="T11_66"><text:s/></text:span><text:span text:style-name="T11_67">чужой</text:span><text:span text:style-name="T11_68">.<text:s/></text:span><text:span text:style-name="T11_69">В</text:span><text:span text:style-name="T11_70"><text:s/></text:span><text:span text:style-name="T11_71">итоге</text:span><text:span text:style-name="T11_72"><text:s/></text:span><text:span text:style-name="T11_73">таким</text:span><text:span text:style-name="T11_74"><text:s/></text:span><text:span text:style-name="T11_75">образом</text:span><text:span text:style-name="T11_76"><text:s/></text:span><text:span text:style-name="T11_77">достигается</text:span><text:span text:style-name="T11_78"><text:s/></text:span><text:span text:style-name="T11_79">адекватная</text:span><text:span text:style-name="T11_80"><text:s/></text:span><text:span text:style-name="T11_81">оценка</text:span><text:span text:style-name="T11_82"><text:s/></text:span><text:span text:style-name="T11_83">капитализации</text:span><text:span text:style-name="T11_84"><text:s/></text:span><text:span text:style-name="T11_85">проекта</text:span><text:span text:style-name="T11_86">.</text:span></text:p></office:annotation></text:span><text:span text:style-name="T11_87"><office:annotation><dc:creator/><text:p text:style-name="P12"><text:span text:style-name="T12_1">Так</text:span><text:span text:style-name="T12_2"><text:s/></text:span><text:span text:style-name="T12_3">вот</text:span><text:span text:style-name="T12_4"><text:s/></text:span><text:span text:style-name="T12_5">каким</text:span><text:span text:style-name="T12_6"><text:s/></text:span><text:span text:style-name="T12_7">образом</text:span><text:span text:style-name="T12_8"><text:s/></text:span><text:span text:style-name="T12_9">утверждается</text:span><text:span text:style-name="T12_10"><text:s/></text:span><text:span text:style-name="T12_11">конечная</text:span><text:span text:style-name="T12_12"><text:s/></text:span><text:span text:style-name="T12_13">цена</text:span><text:span text:style-name="T12_14"><text:s/></text:span><text:span text:style-name="T12_15">принятого</text:span><text:span text:style-name="T12_16"><text:s/></text:span><text:span text:style-name="T12_17">к</text:span><text:span text:style-name="T12_18"><text:s/></text:span><text:span text:style-name="T12_19">использованию</text:span><text:span text:style-name="T12_20"><text:s/></text:span><text:span text:style-name="T12_21">актива</text:span><text:span text:style-name="T12_22">?<text:s/></text:span></text:p><text:p text:style-name="P13"><text:span text:style-name="T13_1">В</text:span><text:span text:style-name="T13_2"><text:s/></text:span><text:span text:style-name="T13_3">случае</text:span><text:span text:style-name="T13_4"><text:s/>2<text:s/></text:span><text:span text:style-name="T13_5">человек</text:span><text:span text:style-name="T13_6"><text:s/>-<text:s/></text:span><text:span text:style-name="T13_7">это</text:span><text:span text:style-name="T13_8"><text:s/></text:span><text:span text:style-name="T13_9">просто</text:span><text:span text:style-name="T13_10"><text:s/></text:span><text:span text:style-name="T13_11">торговля</text:span><text:span text:style-name="T13_12">.<text:s/></text:span><text:span text:style-name="T13_13">А</text:span><text:span text:style-name="T13_14"><text:s/></text:span><text:span text:style-name="T13_15">вот</text:span><text:span text:style-name="T13_16"><text:s/></text:span><text:span text:style-name="T13_17">с</text:span><text:span text:style-name="T13_18"><text:s/>3-</text:span><text:span text:style-name="T13_19">х</text:span><text:span text:style-name="T13_20"><text:s/></text:span><text:span text:style-name="T13_21">начинается</text:span><text:span text:style-name="T13_22"><text:s/></text:span><text:span text:style-name="T13_23">политика</text:span><text:span text:style-name="T13_24">.</text:span></text:p></office:annotation></text:span><text:span text:style-name="T13_25">С</text:span><text:span text:style-name="T13_26"><text:s/></text:span><text:span text:style-name="T13_27">учетом</text:span><text:span text:style-name="T13_28"><text:s/></text:span><text:span text:style-name="T13_29">ценности</text:span><text:span text:style-name="T13_30"><text:s/></text:span><text:span text:style-name="T13_31">вклада</text:span><text:span text:style-name="T13_32"><text:s/></text:span><text:span text:style-name="T13_33">и</text:span><text:span text:style-name="T13_34"><text:s/></text:span><text:span text:style-name="T13_35">стадии</text:span><text:span text:style-name="T13_36"><text:s/></text:span><text:span text:style-name="T13_37">проекта</text:span><text:span text:style-name="T13_38"><text:s/></text:span><text:span text:style-name="T13_39">вкладчик</text:span><text:span text:style-name="T13_40"><text:s/></text:span><text:span text:style-name="T13_41">должен</text:span><text:span text:style-name="T13_42"><text:s/></text:span><text:span text:style-name="T13_43">получить</text:span><text:span text:style-name="T13_44"><text:s/></text:span><text:span text:style-name="T13_45">справедливую</text:span><text:span text:style-name="T13_46"><text:s/></text:span><text:span text:style-name="T13_47">долю</text:span><text:span text:style-name="T13_48"><text:s/>-<text:s/></text:span><text:span text:style-name="T13_49">по</text:span><text:span text:style-name="T13_50"><text:s/></text:span><text:span text:style-name="T13_51">сути</text:span><text:span text:style-name="T13_52"><text:s/></text:span><text:span text:style-name="T13_53">стать</text:span><text:span text:style-name="T13_54"><text:s/></text:span><text:span text:style-name="T13_55">акционером</text:span><text:span text:style-name="T13_56"><text:s/></text:span><text:span text:style-name="T13_57">проекта</text:span><text:span text:style-name="T13_58">.<text:s/></text:span><text:span text:style-name="T13_59">Разумно</text:span><text:span text:style-name="T13_60"><text:s/></text:span><text:span text:style-name="T13_61">предположить</text:span><text:span text:style-name="T13_62">,<text:s/></text:span><text:span text:style-name="T13_63">что</text:span><text:span text:style-name="T13_64"><text:s/></text:span><text:span text:style-name="T13_65">владелец</text:span><text:span text:style-name="T13_66"><text:s/></text:span><text:span text:style-name="T13_67">доли</text:span><text:span text:style-name="T13_68"><text:s/></text:span><text:span text:style-name="T13_69">может</text:span><text:span text:style-name="T13_70"><text:s/></text:span><text:span text:style-name="T13_71">получать</text:span><text:span text:style-name="T13_72"><text:s/></text:span><text:span text:style-name="T13_73">дивиденды</text:span><text:span text:style-name="T13_74"><text:s/></text:span><text:span text:style-name="T13_75">с</text:span><text:span text:style-name="T13_76"><text:s/></text:span><text:span text:style-name="T13_77">прибыли</text:span><text:span text:style-name="T13_78"><text:s/></text:span><text:span text:style-name="T13_79">проекта</text:span><text:span text:style-name="T13_80">,<text:s/></text:span><text:span text:style-name="T13_81">но</text:span><text:span text:style-name="T13_82"><text:s/></text:span><text:span text:style-name="T13_83">может</text:span><text:span text:style-name="T13_84"><text:s/></text:span><text:span text:style-name="T13_85">по</text:span><text:span text:style-name="T13_86"><text:s/></text:span><text:span text:style-name="T13_87">желанию</text:span><text:span text:style-name="T13_88"><text:s/></text:span><text:span text:style-name="T13_89">продать</text:span><text:span text:style-name="T13_90"><text:s/></text:span><text:span text:style-name="T13_91">свою</text:span><text:span text:style-name="T13_92"><text:s/></text:span><text:span text:style-name="T13_93">долю</text:span><text:span text:style-name="T13_94">.<text:s/></text:span></text:p>
      <text:p text:style-name="P14"/>
      <text:p text:style-name="P15"><text:span text:style-name="T15_1">Для</text:span><text:span text:style-name="T15_2"><text:s/></text:span><text:span text:style-name="T15_3">наглядности</text:span><text:span text:style-name="T15_4"><text:s/></text:span><text:span text:style-name="T15_5">рассмотрим</text:span><text:span text:style-name="T15_6"><text:s/></text:span><text:span text:style-name="T15_7">условный</text:span><text:span text:style-name="T15_8"><text:s/></text:span><text:span text:style-name="T15_9">проект</text:span><text:span text:style-name="T15_10">,<text:s/></text:span><text:span text:style-name="T15_11">состоящий</text:span><text:span text:style-name="T15_12"><text:s/></text:span><text:span text:style-name="T15_13">их</text:span><text:span text:style-name="T15_14"><text:s/></text:span><text:span text:style-name="T15_15">трех</text:span><text:span text:style-name="T15_16"><text:s/></text:span><text:span text:style-name="T15_17">стадий</text:span><text:span text:style-name="T15_18">:</text:span></text:p>
      <text:list text:style-name="LS1" xml:id="list0">
        <text:list-item>
          <text:p text:style-name="P16"><text:span text:style-name="T16_1">Идея</text:span><text:span text:style-name="T16_2">.<text:s/></text:span><text:span text:style-name="T16_3">Участник</text:span><text:span text:style-name="T16_4"><text:s/>1<text:s/>-<text:s/></text:span><text:span text:style-name="T16_5">автор</text:span><text:span text:style-name="T16_6">.<text:s/></text:span><text:span text:style-name="T16_7">Капитализация</text:span><text:span text:style-name="T16_8"><text:s/>1<text:s/>-<text:s/>1000</text:span><text:span text:style-name="T16_9">р</text:span><text:span text:style-name="T16_10">.<text:s/></text:span><text:span text:style-name="T16_11">Вклад</text:span><text:span text:style-name="T16_12"><text:s/></text:span><text:span text:style-name="T16_13">В</text:span><text:span text:style-name="T16_14">1<text:s/>=<text:s/></text:span><text:span text:style-name="T16_15">А</text:span><text:span text:style-name="T16_16">1<text:s/></text:span><text:span text:style-name="T16_17">Здесь</text:span><text:span text:style-name="T16_18"><text:s/></text:span><text:span text:style-name="T16_19">вклад</text:span><text:span text:style-name="T16_20"><text:s/></text:span><text:span text:style-name="T16_21">равен</text:span><text:span text:style-name="T16_22"><text:s/></text:span><text:span text:style-name="T16_23">активу</text:span><text:span text:style-name="T16_24">.</text:span></text:p>
        </text:list-item>
        <text:list-item>
          <text:p text:style-name="P17"><text:span text:style-name="T17_1">Программист</text:span><text:span text:style-name="T17_2"><text:s/></text:span><text:span text:style-name="T17_3">потратил</text:span><text:span text:style-name="T17_4"><text:s/>3<text:s/></text:span><text:span text:style-name="T17_5">часа</text:span><text:span text:style-name="T17_6"><text:s/></text:span><text:span text:style-name="T17_7">по</text:span><text:span text:style-name="T17_8"><text:s/>500<text:s/></text:span><text:span text:style-name="T17_9">р</text:span><text:span text:style-name="T17_10">/</text:span><text:span text:style-name="T17_11">ч</text:span><text:span text:style-name="T17_12"><text:s/></text:span><text:span text:style-name="T17_13">для</text:span><text:span text:style-name="T17_14"><text:s/></text:span><text:span text:style-name="T17_15">создания</text:span><text:span text:style-name="T17_16"><text:s/></text:span><text:span text:style-name="T17_17">рабочего</text:span><text:span text:style-name="T17_18"><text:s/></text:span><text:span text:style-name="T17_19">прототипа</text:span><text:span text:style-name="T17_20"><text:s/></text:span><text:span text:style-name="T17_21">Вклад</text:span><text:span text:style-name="T17_22"><text:s/></text:span><text:span text:style-name="T17_23">В</text:span><text:span text:style-name="T17_24">2<text:s/>=<text:s/>1500.<text:s/></text:span><text:span text:style-name="T17_25">При</text:span><text:span text:style-name="T17_26"><text:s/></text:span><text:span text:style-name="T17_27">этом</text:span><text:span text:style-name="T17_28"><text:s/></text:span><text:span text:style-name="T17_29">капитализация</text:span><text:span text:style-name="T17_30"><text:s/></text:span><text:span text:style-name="T17_31">возрасла</text:span><text:span text:style-name="T17_32"><text:s/></text:span><text:span text:style-name="T17_33">до</text:span><text:span text:style-name="T17_34"><text:s/>50<text:s/></text:span><text:span text:style-name="T17_35">т</text:span><text:span text:style-name="T17_36">.</text:span><text:span text:style-name="T17_37">р</text:span><text:span text:style-name="T17_38">.<text:s/></text:span><text:span text:style-name="T17_39">Уч</text:span><text:span text:style-name="T17_40">2<text:s/>-<text:s/></text:span><text:span text:style-name="T17_41">программист</text:span><text:span text:style-name="T17_42">.<text:s/></text:span><text:span text:style-name="T17_43">К</text:span><text:span text:style-name="T17_44">2<text:s/>=<text:s/>50<text:s/>000</text:span><text:span text:style-name="T17_45">р</text:span><text:span text:style-name="T17_46">.</text:span></text:p>
        </text:list-item>
        <text:list-item>
          <text:p text:style-name="P18"><text:span text:style-name="T18_1">Дизайнер</text:span><text:span text:style-name="T18_2"><text:s/>(</text:span><text:span text:style-name="T18_3">У</text:span><text:span text:style-name="T18_4">3)<text:s/></text:span><text:span text:style-name="T18_5">потратил</text:span><text:span text:style-name="T18_6"><text:s/>20<text:s/></text:span><text:span text:style-name="T18_7">часов</text:span><text:span text:style-name="T18_8"><text:s/></text:span><text:span text:style-name="T18_9">по</text:span><text:span text:style-name="T18_10"><text:s/></text:span><text:span text:style-name="T18_11">ставке</text:span><text:span text:style-name="T18_12"><text:s/>300<text:s/></text:span><text:span text:style-name="T18_13">р</text:span><text:span text:style-name="T18_14">/</text:span><text:span text:style-name="T18_15">ч</text:span><text:span text:style-name="T18_16">.<text:s/></text:span><text:span text:style-name="T18_17">Капитализация</text:span><text:span text:style-name="T18_18"><text:s/>(</text:span><text:span text:style-name="T18_19">К</text:span><text:span text:style-name="T18_20">3)<text:s/></text:span><text:span text:style-name="T18_21">составила</text:span><text:span text:style-name="T18_22"><text:s/>70<text:s/></text:span><text:span text:style-name="T18_23">тыр</text:span><text:span text:style-name="T18_24">.<text:s/></text:span></text:p>
        </text:list-item>
      </text:list>
      <text:p text:style-name="P19"><text:span text:style-name="T19_1">Таким</text:span><text:span text:style-name="T19_2"><text:s/></text:span><text:span text:style-name="T19_3">образом</text:span><text:span text:style-name="T19_4"><text:s/></text:span><text:span text:style-name="T19_5">мы</text:span><text:span text:style-name="T19_6"><text:s/></text:span><text:span text:style-name="T19_7">получим</text:span><text:span text:style-name="T19_8"><text:s/></text:span><text:span text:style-name="T19_9">следующие</text:span><text:span text:style-name="T19_10"><text:s/></text:span><text:span text:style-name="T19_11">Доли</text:span><text:span text:style-name="T19_12"><text:s/>(</text:span><text:span text:style-name="T19_13">Д</text:span><text:span text:style-name="T19_14">)<text:s/></text:span><text:span text:style-name="T19_15">и</text:span><text:span text:style-name="T19_16"><text:s/></text:span><text:span text:style-name="T19_17">Активы</text:span><text:span text:style-name="T19_18"><text:s/>(</text:span><text:span text:style-name="T19_19">А</text:span><text:span text:style-name="T19_20">)<text:s/></text:span><text:span text:style-name="T19_21">участников</text:span></text:p>
      <text:p text:style-name="P20"><text:span text:style-name="T20_1">Д</text:span><text:span text:style-name="T20_2"><text:s/>(</text:span><text:span text:style-name="T20_3">i</text:span><text:span text:style-name="T20_4">,</text:span><text:span text:style-name="T20_5">j</text:span><text:span text:style-name="T20_6">)<text:s/>-<text:s/></text:span><text:span text:style-name="T20_7">доля</text:span><text:span text:style-name="T20_8"><text:s/></text:span><text:span text:style-name="T20_9">j</text:span><text:span text:style-name="T20_10">-</text:span><text:span text:style-name="T20_11">го</text:span><text:span text:style-name="T20_12"><text:s/></text:span><text:span text:style-name="T20_13">участника</text:span><text:span text:style-name="T20_14"><text:s/></text:span><text:span text:style-name="T20_15">на</text:span><text:span text:style-name="T20_16"><text:s/></text:span><text:span text:style-name="T20_17">i</text:span><text:span text:style-name="T20_18">-</text:span><text:span text:style-name="T20_19">ой</text:span><text:span text:style-name="T20_20"><text:s/></text:span><text:span text:style-name="T20_21">стадии</text:span><text:span text:style-name="T20_22">.<text:s/></text:span><text:span text:style-name="T20_23">A</text:span><text:span text:style-name="T20_24">(</text:span><text:span text:style-name="T20_25">i</text:span><text:span text:style-name="T20_26">,</text:span><text:span text:style-name="T20_27">j</text:span><text:span text:style-name="T20_28">)<text:s/>-<text:s/></text:span><text:span text:style-name="T20_29">актив</text:span><text:span text:style-name="T20_30"><text:s/></text:span><text:span text:style-name="T20_31">участника</text:span><text:span text:style-name="T20_32">.</text:span></text:p>
      <text:p text:style-name="P21"/>
      <text:list text:style-name="LS2" xml:id="list3">
        <text:list-item>
          <text:p text:style-name="P22"><text:span text:style-name="T22_1">Д</text:span><text:span text:style-name="T22_2">(1,1)<text:s/>=<text:s/></text:span><text:span text:style-name="T22_3">В</text:span><text:span text:style-name="T22_4">1/</text:span><text:span text:style-name="T22_5">К</text:span><text:span text:style-name="T22_6">1<text:s/>=<text:s/>1<text:s/>=<text:s/>100%;<text:s/></text:span><text:span text:style-name="T22_7">А</text:span><text:span text:style-name="T22_8">(1,1)<text:s/>=<text:s/>1000*1<text:s/>=<text:s/>1000</text:span></text:p>
        </text:list-item>
        <text:list-item>
          <text:p text:style-name="P23"><text:span text:style-name="T23_1">Д</text:span><text:span text:style-name="T23_2">(2,1)<text:s/>=<text:s/></text:span><text:span text:style-name="T23_3">A</text:span><text:span text:style-name="T23_4">1/(</text:span><text:span text:style-name="T23_5">А</text:span><text:span text:style-name="T23_6">1<text:s/>+<text:s/></text:span><text:span text:style-name="T23_7">В</text:span><text:span text:style-name="T23_8">2)<text:s/>=<text:s/>1000/(1000+500*3)<text:s/>=<text:s/>0,4;<text:s/></text:span><text:span text:style-name="T23_9">А</text:span><text:span text:style-name="T23_10">(2,1)<text:s/>=<text:s/></text:span><text:span text:style-name="T23_11">К</text:span><text:span text:style-name="T23_12">2<text:s/>*<text:s/></text:span><text:span text:style-name="T23_13">Д</text:span><text:span text:style-name="T23_14"><text:s/>(2,1)<text:s/>=<text:s/>0,4<text:s/>*<text:s/>50<text:s/>000<text:s/>=<text:s/>20<text:s/>000<text:line-break/></text:span><text:span text:style-name="T23_15">Д</text:span><text:span text:style-name="T23_16">(2,2)<text:s/>=<text:s/></text:span><text:span text:style-name="T23_17">В</text:span><text:span text:style-name="T23_18">2/(</text:span><text:span text:style-name="T23_19">А</text:span><text:span text:style-name="T23_20">1<text:s/>+<text:s/></text:span><text:span text:style-name="T23_21">В</text:span><text:span text:style-name="T23_22">2)<text:s/>=<text:s/>1500/(1000+500*3)<text:s/>=<text:s/>0,6;<text:s/></text:span><text:span text:style-name="T23_23">А</text:span><text:span text:style-name="T23_24">(2,2)<text:s/>=<text:s/></text:span><text:span text:style-name="T23_25">К</text:span><text:span text:style-name="T23_26">2<text:s/>*<text:s/></text:span><text:span text:style-name="T23_27">Д</text:span><text:span text:style-name="T23_28"><text:s/>(2,1)<text:s/>=<text:s/>0,6<text:s/>*<text:s/>50<text:s/>000<text:s/>=<text:s/>30<text:s/>000<text:line-break/></text:span><text:span text:style-name="T23_29">То</text:span><text:span text:style-name="T23_30"><text:s/></text:span><text:span text:style-name="T23_31">есть</text:span><text:span text:style-name="T23_32"><text:s/></text:span><text:span text:style-name="T23_33">каждый</text:span><text:span text:style-name="T23_34"><text:s/></text:span><text:span text:style-name="T23_35">получил</text:span><text:span text:style-name="T23_36"><text:s/></text:span><text:span text:style-name="T23_37">пропорционально</text:span><text:span text:style-name="T23_38"><text:s/></text:span><text:span text:style-name="T23_39">своим</text:span><text:span text:style-name="T23_40"><text:s/></text:span><text:span text:style-name="T23_41">вкладам</text:span><text:span text:style-name="T23_42">.<text:s/></text:span><text:span text:style-name="T23_43">На</text:span><text:span text:style-name="T23_44"><text:s/></text:span><text:span text:style-name="T23_45">следующем</text:span><text:span text:style-name="T23_46"><text:s/></text:span><text:span text:style-name="T23_47">этапе</text:span><text:span text:style-name="T23_48"><text:s/></text:span><text:span text:style-name="T23_49">потребуются</text:span><text:span text:style-name="T23_50"><text:s/></text:span><text:span text:style-name="T23_51">новые</text:span><text:span text:style-name="T23_52"><text:s/></text:span><text:span text:style-name="T23_53">задачи</text:span><text:span text:style-name="T23_54">,<text:s/></text:span><text:span text:style-name="T23_55">новые</text:span><text:span text:style-name="T23_56"><text:s/></text:span><text:span text:style-name="T23_57">специалисты</text:span><text:span text:style-name="T23_58">,<text:s/></text:span><text:span text:style-name="T23_59">которые</text:span><text:span text:style-name="T23_60"><text:s/></text:span><text:span text:style-name="T23_61">могут</text:span><text:span text:style-name="T23_62"><text:s/></text:span><text:span text:style-name="T23_63">выполнить</text:span><text:span text:style-name="T23_64"><text:s/></text:span><text:span text:style-name="T23_65">бОльший</text:span><text:span text:style-name="T23_66"><text:s/></text:span><text:span text:style-name="T23_67">объем</text:span><text:span text:style-name="T23_68"><text:s/></text:span><text:span text:style-name="T23_69">работ</text:span><text:span text:style-name="T23_70">,<text:s/></text:span><text:span text:style-name="T23_71">но</text:span><text:span text:style-name="T23_72"><text:s/></text:span><text:span text:style-name="T23_73">получить</text:span><text:span text:style-name="T23_74"><text:s/></text:span><text:span text:style-name="T23_75">меньшие</text:span><text:span text:style-name="T23_76"><text:s/></text:span><text:span text:style-name="T23_77">доли</text:span><text:span text:style-name="T23_78">.<text:s/></text:span><text:span text:style-name="T23_79">При</text:span><text:span text:style-name="T23_80"><text:s/></text:span><text:span text:style-name="T23_81">этом</text:span><text:span text:style-name="T23_82"><text:s/></text:span><text:span text:style-name="T23_83">доли</text:span><text:span text:style-name="T23_84"><text:s/></text:span><text:span text:style-name="T23_85">инициаторов</text:span><text:span text:style-name="T23_86"><text:s/></text:span><text:span text:style-name="T23_87">проекта</text:span><text:span text:style-name="T23_88"><text:s/></text:span><text:span text:style-name="T23_89">будут</text:span><text:span text:style-name="T23_90"><text:s/></text:span><text:span text:style-name="T23_91">размываться</text:span><text:span text:style-name="T23_92">.</text:span></text:p>
        </text:list-item>
        <text:list-item>
          <text:p text:style-name="P24"><text:span text:style-name="T24_1">Д</text:span><text:span text:style-name="T24_2">(3,3)<text:s/>=<text:s/></text:span><text:span text:style-name="T24_3">В</text:span><text:span text:style-name="T24_4">3/(</text:span><text:span text:style-name="T24_5">А</text:span><text:span text:style-name="T24_6">1<text:s/>+<text:s/></text:span><text:span text:style-name="T24_7">А</text:span><text:span text:style-name="T24_8">2<text:s/>+</text:span><text:span text:style-name="T24_9">В</text:span><text:span text:style-name="T24_10">3)<text:s/>=<text:s/></text:span><text:span text:style-name="T24_11">В</text:span><text:span text:style-name="T24_12">3/(</text:span><text:span text:style-name="T24_13">К</text:span><text:span text:style-name="T24_14">2<text:s/>+</text:span><text:span text:style-name="T24_15">В</text:span><text:span text:style-name="T24_16">3)<text:s/>=<text:s/>(20*300)/(50<text:s/>000<text:s/>+<text:s/>20*300)<text:s/>=<text:s/>0,107;<text:s/></text:span><text:span text:style-name="T24_17">А</text:span><text:span text:style-name="T24_18">(3,3)<text:s/>=<text:s/></text:span><text:span text:style-name="T24_19">К</text:span><text:span text:style-name="T24_20">3<text:s/>*<text:s/></text:span><text:span text:style-name="T24_21">Д</text:span><text:span text:style-name="T24_22"><text:s/>(3,3)<text:s/>=<text:s/>0,107<text:s/>*<text:s/>70<text:s/>000<text:s/>=<text:s/>7500</text:span></text:p>
        </text:list-item>
      </text:list>
      <text:p text:style-name="P25"/>
      <text:p text:style-name="P26"><text:span text:style-name="T26_1">С</text:span><text:span text:style-name="T26_2"><text:s/></text:span><text:span text:style-name="T26_3">учетом</text:span><text:span text:style-name="T26_4"><text:s/></text:span><text:span text:style-name="T26_5">того</text:span><text:span text:style-name="T26_6">,<text:s/></text:span><text:span text:style-name="T26_7">что</text:span><text:span text:style-name="T26_8"><text:s/></text:span><text:span text:style-name="T26_9">система</text:span><text:span text:style-name="T26_10"><text:s/></text:span><text:span text:style-name="T26_11">работает</text:span><text:span text:style-name="T26_12"><text:s/></text:span><text:span text:style-name="T26_13">через</text:span><text:span text:style-name="T26_14"><text:s/></text:span><text:span text:style-name="T26_15">договорные</text:span><text:span text:style-name="T26_16"><text:s/></text:span><text:span text:style-name="T26_17">отношения</text:span><text:span text:style-name="T26_18">,<text:s/></text:span><text:span text:style-name="T26_19">возникает</text:span><text:span text:style-name="T26_20"><text:s/></text:span><text:span text:style-name="T26_21">ряд</text:span><text:span text:style-name="T26_22"><text:s/></text:span><text:span text:style-name="T26_23">вопросов</text:span><text:span text:style-name="T26_24">:</text:span></text:p>
      <text:list text:style-name="LS3" xml:id="list6">
        <text:list-item>
          <text:p text:style-name="P27"><text:span text:style-name="T27_1">Вся</text:span><text:span text:style-name="T27_2"><text:s/></text:span><text:span text:style-name="T27_3">ответственность</text:span><text:span text:style-name="T27_4"><text:s/></text:span><text:span text:style-name="T27_5">участников</text:span><text:span text:style-name="T27_6"><text:s/></text:span><text:span text:style-name="T27_7">гарантируется</text:span><text:span text:style-name="T27_8"><text:s/></text:span><text:span text:style-name="T27_9">системой</text:span><text:span text:style-name="T27_10"><text:s/></text:span><text:span text:style-name="T27_11">репутации</text:span><text:span text:style-name="T27_12">,<text:s/></text:span><text:span text:style-name="T27_13">основанной</text:span><text:span text:style-name="T27_14"><text:s/></text:span><text:span text:style-name="T27_15">на</text:span><text:span text:style-name="T27_16"><text:s/></text:span><text:span text:style-name="T27_17">регистрации</text:span><text:span text:style-name="T27_18"><text:s/></text:span><text:span text:style-name="T27_19">договорных</text:span><text:span text:style-name="T27_20"><text:s/></text:span><text:span text:style-name="T27_21">отношений</text:span><text:span text:style-name="T27_22">,<text:s/></text:span><text:span text:style-name="T27_23">когда</text:span><text:span text:style-name="T27_24"><text:s/></text:span><text:span text:style-name="T27_25">отзывы</text:span><text:span text:style-name="T27_26"><text:s/></text:span><text:span text:style-name="T27_27">могут</text:span><text:span text:style-name="T27_28"><text:s/></text:span><text:span text:style-name="T27_29">писать</text:span><text:span text:style-name="T27_30"><text:s/></text:span><text:span text:style-name="T27_31">друг</text:span><text:span text:style-name="T27_32"><text:s/></text:span><text:span text:style-name="T27_33">другу</text:span><text:span text:style-name="T27_34"><text:s/></text:span><text:span text:style-name="T27_35">только</text:span><text:span text:style-name="T27_36"><text:s/></text:span><text:span text:style-name="T27_37">люди</text:span><text:span text:style-name="T27_38">,<text:s/></text:span><text:span text:style-name="T27_39">заключившие</text:span><text:span text:style-name="T27_40"><text:s/></text:span><text:span text:style-name="T27_41">между</text:span><text:span text:style-name="T27_42"><text:s/></text:span><text:span text:style-name="T27_43">собой</text:span><text:span text:style-name="T27_44"><text:s/></text:span><text:span text:style-name="T27_45">договора</text:span><text:span text:style-name="T27_46"><text:s/></text:span><text:span text:style-name="T27_47">на</text:span><text:span text:style-name="T27_48"><text:s/></text:span><text:span text:style-name="T27_49">условиях</text:span><text:span text:style-name="T27_50"><text:s/></text:span><text:span text:style-name="T27_51">добровольного</text:span><text:span text:style-name="T27_52"><text:s/></text:span><text:span text:style-name="T27_53">согласия</text:span><text:span text:style-name="T27_54"><text:s/></text:span><text:span text:style-name="T27_55">каждой</text:span><text:span text:style-name="T27_56"><text:s/></text:span><text:span text:style-name="T27_57">из</text:span><text:span text:style-name="T27_58"><text:s/></text:span><text:span text:style-name="T27_59">сторон</text:span><text:span text:style-name="T27_60">.<text:s/></text:span><text:span text:style-name="T27_61">Можно</text:span><text:span text:style-name="T27_62"><text:s/></text:span><text:span text:style-name="T27_63">предположить</text:span><text:span text:style-name="T27_64">,<text:s/></text:span><text:span text:style-name="T27_65">что</text:span><text:span text:style-name="T27_66"><text:s/></text:span><text:span text:style-name="T27_67">в</text:span><text:span text:style-name="T27_68"><text:s/></text:span><text:span text:style-name="T27_69">информационной</text:span><text:span text:style-name="T27_70"><text:s/></text:span><text:span text:style-name="T27_71">системе</text:span><text:span text:style-name="T27_72"><text:s/>(</text:span><text:span text:style-name="T27_73">на</text:span><text:span text:style-name="T27_74"><text:s/></text:span><text:span text:style-name="T27_75">сайте</text:span><text:span text:style-name="T27_76">)<text:s/></text:span><text:span text:style-name="T27_77">есть</text:span><text:span text:style-name="T27_78"><text:s/></text:span><text:span text:style-name="T27_79">узловой</text:span><text:span text:style-name="T27_80"><text:s/></text:span><text:span text:style-name="T27_81">материал</text:span><text:span text:style-name="T27_82"><text:s/></text:span><text:span text:style-name="T27_83">Проект</text:span><text:span text:style-name="T27_84"><text:s/></text:span><text:span text:style-name="T27_85">со</text:span><text:span text:style-name="T27_86"><text:s/></text:span><text:span text:style-name="T27_87">своим</text:span><text:span text:style-name="T27_88"><text:s/></text:span><text:span text:style-name="T27_89">ID</text:span><text:span text:style-name="T27_90">.<text:s/></text:span><text:span text:style-name="T27_91">К</text:span><text:span text:style-name="T27_92"><text:s/></text:span><text:span text:style-name="T27_93">нему</text:span><text:span text:style-name="T27_94"><text:s/></text:span><text:span text:style-name="T27_95">в</text:span><text:span text:style-name="T27_96"><text:s/></text:span><text:span text:style-name="T27_97">свою</text:span><text:span text:style-name="T27_98"><text:s/></text:span><text:span text:style-name="T27_99">очередь</text:span><text:span text:style-name="T27_100"><text:s/></text:span><text:span text:style-name="T27_101">привязываются</text:span><text:span text:style-name="T27_102"><text:s/></text:span><text:span text:style-name="T27_103">конкретные</text:span><text:span text:style-name="T27_104"><text:s/></text:span><text:span text:style-name="T27_105">задачи</text:span><text:span text:style-name="T27_106">,<text:s/></text:span><text:span text:style-name="T27_107">которые</text:span><text:span text:style-name="T27_108"><text:s/></text:span><text:span text:style-name="T27_109">выступают</text:span><text:span text:style-name="T27_110"><text:s/></text:span><text:span text:style-name="T27_111">основанием</text:span><text:span text:style-name="T27_112"><text:s/></text:span><text:span text:style-name="T27_113">для</text:span><text:span text:style-name="T27_114"><text:s/></text:span><text:span text:style-name="T27_115">заключения</text:span><text:span text:style-name="T27_116"><text:s/></text:span><text:span text:style-name="T27_117">договоров</text:span><text:span text:style-name="T27_118">.<text:s/></text:span><text:span text:style-name="T27_119">Они</text:span><text:span text:style-name="T27_120"><text:s/></text:span><text:span text:style-name="T27_121">подобны</text:span><text:span text:style-name="T27_122"><text:s/></text:span><text:span text:style-name="T27_123">заказам</text:span><text:span text:style-name="T27_124"><text:s/></text:span><text:span text:style-name="T27_125">на</text:span><text:span text:style-name="T27_126"><text:s/></text:span><text:span text:style-name="T27_127">Sarafan</text:span><text:span text:style-name="T27_128">.</text:span><text:span text:style-name="T27_129">net</text:span><text:span text:style-name="T27_130">.<text:s/></text:span><text:span text:style-name="T27_131">На</text:span><text:span text:style-name="T27_132"><text:s/></text:span><text:span text:style-name="T27_133">уровне</text:span><text:span text:style-name="T27_134"><text:s/></text:span><text:span text:style-name="T27_135">конкретной</text:span><text:span text:style-name="T27_136"><text:s/></text:span><text:span text:style-name="T27_137">задачи</text:span><text:span text:style-name="T27_138"><text:s/></text:span><text:span text:style-name="T27_139">происходит</text:span><text:span text:style-name="T27_140"><text:s/></text:span><text:span text:style-name="T27_141">согласование</text:span><text:span text:style-name="T27_142"><text:s/></text:span><text:span text:style-name="T27_143">капитализации</text:span><text:span text:style-name="T27_144"><text:s/></text:span><text:span text:style-name="T27_145">проекта</text:span><text:span text:style-name="T27_146"><text:s/></text:span><text:span text:style-name="T27_147">с</text:span><text:span text:style-name="T27_148"><text:s/></text:span><text:span text:style-name="T27_149">одной</text:span><text:span text:style-name="T27_150"><text:s/></text:span><text:span text:style-name="T27_151">стороны</text:span><text:span text:style-name="T27_152"><text:s/></text:span><text:span text:style-name="T27_153">и</text:span><text:span text:style-name="T27_154"><text:s/></text:span><text:span text:style-name="T27_155">цены</text:span><text:span text:style-name="T27_156"><text:s/></text:span><text:span text:style-name="T27_157">работы</text:span><text:span text:style-name="T27_158"><text:s/>-<text:s/></text:span><text:span text:style-name="T27_159">с</text:span><text:span text:style-name="T27_160"><text:s/></text:span><text:span text:style-name="T27_161">другой</text:span><text:span text:style-name="T27_162">,<text:s/></text:span><text:span text:style-name="T27_163">так</text:span><text:span text:style-name="T27_164"><text:s/></text:span><text:span text:style-name="T27_165">как</text:span><text:span text:style-name="T27_166"><text:s/></text:span><text:span text:style-name="T27_167">от</text:span><text:span text:style-name="T27_168"><text:s/></text:span><text:span text:style-name="T27_169">этого</text:span><text:span text:style-name="T27_170"><text:s/></text:span><text:span text:style-name="T27_171">зависят</text:span><text:span text:style-name="T27_172"><text:s/></text:span><text:span text:style-name="T27_173">доли</text:span><text:span text:style-name="T27_174"><text:s/></text:span><text:span text:style-name="T27_175">участников</text:span><text:span text:style-name="T27_176">.<text:s/></text:span><text:span text:style-name="T27_177">Таким</text:span><text:span text:style-name="T27_178"><text:s/></text:span><text:span text:style-name="T27_179">образом</text:span><text:span text:style-name="T27_180"><text:s/></text:span><text:span text:style-name="T27_181">капитализация</text:span><text:span text:style-name="T27_182"><text:s/></text:span><text:span text:style-name="T27_183">не</text:span><text:span text:style-name="T27_184"><text:s/></text:span><text:span text:style-name="T27_185">может</text:span><text:span text:style-name="T27_186"><text:s/></text:span><text:span text:style-name="T27_187">быть</text:span><text:span text:style-name="T27_188"><text:s/></text:span><text:span text:style-name="T27_189">абстрактной</text:span><text:span text:style-name="T27_190"><text:s/></text:span><text:span text:style-name="T27_191">величиной</text:span><text:span text:style-name="T27_192">,<text:s/></text:span><text:span text:style-name="T27_193">оторванной</text:span><text:span text:style-name="T27_194"><text:s/></text:span><text:span text:style-name="T27_195">от</text:span><text:span text:style-name="T27_196"><text:s/></text:span><text:span text:style-name="T27_197">реальности</text:span><text:span text:style-name="T27_198">.<text:s/></text:span><text:span text:style-name="T27_199">Другим</text:span><text:span text:style-name="T27_200"><text:s/></text:span><text:span text:style-name="T27_201">моментом</text:span><text:span text:style-name="T27_202"><text:s/></text:span><text:span text:style-name="T27_203">истины</text:span><text:span text:style-name="T27_204"><text:s/></text:span><text:span text:style-name="T27_205">для</text:span><text:span text:style-name="T27_206"><text:s/></text:span><text:span text:style-name="T27_207">капитализации</text:span><text:span text:style-name="T27_208"><text:s/></text:span><text:span text:style-name="T27_209">выступает</text:span><text:span text:style-name="T27_210"><text:s/></text:span><text:span text:style-name="T27_211">продажа</text:span><text:span text:style-name="T27_212"><text:s/></text:span><text:span text:style-name="T27_213">долей</text:span><text:span text:style-name="T27_214"><text:s/></text:span><text:span text:style-name="T27_215">в</text:span><text:span text:style-name="T27_216"><text:s/></text:span><text:span text:style-name="T27_217">проекте</text:span><text:span text:style-name="T27_218">.</text:span></text:p>
        </text:list-item>
        <text:list-item>
          <text:p text:style-name="P28"><text:span text:style-name="T28_1">На</text:span><text:span text:style-name="T28_2"><text:s/></text:span><text:span text:style-name="T28_3">первой</text:span><text:span text:style-name="T28_4"><text:s/></text:span><text:span text:style-name="T28_5">стадии</text:span><text:span text:style-name="T28_6"><text:s/></text:span><text:span text:style-name="T28_7">нашего</text:span><text:span text:style-name="T28_8"><text:s/></text:span><text:span text:style-name="T28_9">примера</text:span><text:span text:style-name="T28_10"><text:s/></text:span><text:span text:style-name="T28_11">автор</text:span><text:span text:style-name="T28_12"><text:s/></text:span><text:span text:style-name="T28_13">одинок</text:span><text:span text:style-name="T28_14">.<text:s/></text:span><text:span text:style-name="T28_15">На</text:span><text:span text:style-name="T28_16"><text:s/></text:span><text:span text:style-name="T28_17">второй</text:span><text:span text:style-name="T28_18"><text:s/></text:span><text:span text:style-name="T28_19">все</text:span><text:span text:style-name="T28_20"><text:s/></text:span><text:span text:style-name="T28_21">тоже</text:span><text:span text:style-name="T28_22"><text:s/></text:span><text:span text:style-name="T28_23">понятно</text:span><text:span text:style-name="T28_24">,<text:s/></text:span><text:span text:style-name="T28_25">автор</text:span><text:span text:style-name="T28_26"><text:s/></text:span><text:span text:style-name="T28_27">с</text:span><text:span text:style-name="T28_28"><text:s/></text:span><text:span text:style-name="T28_29">программистом</text:span><text:span text:style-name="T28_30"><text:s/></text:span><text:span text:style-name="T28_31">заключили</text:span><text:span text:style-name="T28_32"><text:s/></text:span><text:span text:style-name="T28_33">партнерские</text:span><text:span text:style-name="T28_34"><text:s/></text:span><text:span text:style-name="T28_35">отношения</text:span><text:span text:style-name="T28_36">.<text:s/></text:span><text:span text:style-name="T28_37">Но</text:span><text:span text:style-name="T28_38"><text:s/></text:span><text:span text:style-name="T28_39">на</text:span><text:span text:style-name="T28_40"><text:s/></text:span><text:span text:style-name="T28_41">третьей</text:span><text:span text:style-name="T28_42"><text:s/></text:span><text:span text:style-name="T28_43">стадии</text:span><text:span text:style-name="T28_44"><text:s/></text:span><text:span text:style-name="T28_45">возникает</text:span><text:span text:style-name="T28_46"><text:s/></text:span><text:span text:style-name="T28_47">вопрос</text:span><text:span text:style-name="T28_48">:<text:s/></text:span><text:span text:style-name="T28_49"><office:annotation><dc:creator/><text:p text:style-name="P29"><text:span text:style-name="T29_1">Есть</text:span><text:span text:style-name="T29_2"><text:s/></text:span><text:span text:style-name="T29_3">способ</text:span><text:span text:style-name="T29_4"><text:s/>"</text:span><text:span text:style-name="T29_5">отхода</text:span><text:span text:style-name="T29_6"><text:s/></text:span><text:span text:style-name="T29_7">в</text:span><text:span text:style-name="T29_8"><text:s/></text:span><text:span text:style-name="T29_9">совместное</text:span><text:span text:style-name="T29_10"><text:s/></text:span><text:span text:style-name="T29_11">плавание</text:span><text:span text:style-name="T29_12">":<text:s/></text:span></text:p><text:p text:style-name="P30"><text:span text:style-name="T30_1">Сначала</text:span><text:span text:style-name="T30_2"><text:s/></text:span><text:span text:style-name="T30_3">все</text:span><text:span text:style-name="T30_4"><text:s/></text:span><text:span text:style-name="T30_5">забрасывают</text:span><text:span text:style-name="T30_6"><text:s/></text:span><text:span text:style-name="T30_7">свои</text:span><text:span text:style-name="T30_8"><text:s/></text:span><text:span text:style-name="T30_9">заявки</text:span><text:span text:style-name="T30_10"><text:s/></text:span><text:span text:style-name="T30_11">на</text:span><text:span text:style-name="T30_12"><text:s/></text:span><text:span text:style-name="T30_13">поставку</text:span><text:span text:style-name="T30_14"><text:s/></text:span><text:span text:style-name="T30_15">ресурсов</text:span><text:span text:style-name="T30_16">,<text:s/></text:span><text:span text:style-name="T30_17">и</text:span><text:span text:style-name="T30_18"><text:s/></text:span><text:span text:style-name="T30_19">когда</text:span><text:span text:style-name="T30_20"><text:s/></text:span><text:span text:style-name="T30_21">общая</text:span><text:span text:style-name="T30_22"><text:s/></text:span><text:span text:style-name="T30_23">схема</text:span><text:span text:style-name="T30_24"><text:s/></text:span><text:span text:style-name="T30_25">более</text:span><text:span text:style-name="T30_26"><text:s/></text:span><text:span text:style-name="T30_27">менее</text:span><text:span text:style-name="T30_28"><text:s/></text:span><text:span text:style-name="T30_29">готова</text:span><text:span text:style-name="T30_30"><text:s/>-<text:s/></text:span><text:span text:style-name="T30_31">народ</text:span><text:span text:style-name="T30_32"><text:s/></text:span><text:span text:style-name="T30_33">совместно</text:span><text:span text:style-name="T30_34"><text:s/></text:span><text:span text:style-name="T30_35">принимает</text:span><text:span text:style-name="T30_36"><text:s/></text:span><text:span text:style-name="T30_37">решение</text:span><text:span text:style-name="T30_38"><text:s/>-<text:s/></text:span><text:span text:style-name="T30_39">заключает</text:span><text:span text:style-name="T30_40"><text:s/></text:span><text:span text:style-name="T30_41">договор</text:span><text:span text:style-name="T30_42"><text:s/></text:span><text:span text:style-name="T30_43">что</text:span><text:span text:style-name="T30_44"><text:s/></text:span><text:span text:style-name="T30_45">его</text:span><text:span text:style-name="T30_46"><text:s/></text:span><text:span text:style-name="T30_47">все</text:span><text:span text:style-name="T30_48"><text:s/></text:span><text:span text:style-name="T30_49">устравивает</text:span><text:span text:style-name="T30_50">.<text:s/></text:span></text:p><text:p text:style-name="P31"><text:span text:style-name="T31_1">Потом</text:span><text:span text:style-name="T31_2"><text:s/></text:span><text:span text:style-name="T31_3">идут</text:span><text:span text:style-name="T31_4"><text:s/></text:span><text:span text:style-name="T31_5">в</text:span><text:span text:style-name="T31_6"><text:s/>"</text:span><text:span text:style-name="T31_7">плавание</text:span><text:span text:style-name="T31_8">"<text:s/></text:span><text:span text:style-name="T31_9">и</text:span><text:span text:style-name="T31_10"><text:s/></text:span><text:span text:style-name="T31_11">условия</text:span><text:span text:style-name="T31_12"><text:s text:c="2"/></text:span><text:span text:style-name="T31_13">уже</text:span><text:span text:style-name="T31_14"><text:s/></text:span><text:span text:style-name="T31_15">не</text:span><text:span text:style-name="T31_16"><text:s/></text:span><text:span text:style-name="T31_17">не</text:span><text:span text:style-name="T31_18"><text:s/></text:span><text:span text:style-name="T31_19">меняются</text:span><text:span text:style-name="T31_20">.</text:span></text:p></office:annotation></text:span><text:span text:style-name="T31_21"><office:annotation><dc:creator/><text:p text:style-name="P32"><text:span text:style-name="T32_1">На</text:span><text:span text:style-name="T32_2"><text:s/></text:span><text:span text:style-name="T32_3">сколько</text:span><text:span text:style-name="T32_4"><text:s/></text:span><text:span text:style-name="T32_5">я</text:span><text:span text:style-name="T32_6"><text:s/></text:span><text:span text:style-name="T32_7">тебя</text:span><text:span text:style-name="T32_8"><text:s/></text:span><text:span text:style-name="T32_9">понял</text:span><text:span text:style-name="T32_10">,<text:s/></text:span><text:span text:style-name="T32_11">именно</text:span><text:span text:style-name="T32_12"><text:s/></text:span><text:span text:style-name="T32_13">это</text:span><text:span text:style-name="T32_14"><text:s/></text:span><text:span text:style-name="T32_15">изначально</text:span><text:span text:style-name="T32_16"><text:s/></text:span><text:span text:style-name="T32_17">и</text:span><text:span text:style-name="T32_18"><text:s/></text:span><text:span text:style-name="T32_19">подразумевалось</text:span><text:span text:style-name="T32_20">.<text:s/></text:span><text:span text:style-name="T32_21">Но</text:span><text:span text:style-name="T32_22"><text:s/></text:span><text:span text:style-name="T32_23">по</text:span><text:span text:style-name="T32_24"><text:s/></text:span><text:span text:style-name="T32_25">ходу</text:span><text:span text:style-name="T32_26"><text:s/></text:span><text:span text:style-name="T32_27">развития</text:span><text:span text:style-name="T32_28"><text:s/></text:span><text:span text:style-name="T32_29">проекта</text:span><text:span text:style-name="T32_30"><text:s/></text:span><text:span text:style-name="T32_31">требуются</text:span><text:span text:style-name="T32_32"><text:s/></text:span><text:span text:style-name="T32_33">дополнительные</text:span><text:span text:style-name="T32_34"><text:s/></text:span><text:span text:style-name="T32_35">ресурсы</text:span><text:span text:style-name="T32_36"><text:s/></text:span><text:span text:style-name="T32_37">и</text:span><text:span text:style-name="T32_38"><text:s/></text:span><text:span text:style-name="T32_39">участники</text:span><text:span text:style-name="T32_40">.<text:s/></text:span><text:span text:style-name="T32_41">В</text:span><text:span text:style-name="T32_42"><text:s/></text:span><text:span text:style-name="T32_43">общем</text:span><text:span text:style-name="T32_44"><text:s/></text:span><text:span text:style-name="T32_45">случае</text:span><text:span text:style-name="T32_46"><text:s/></text:span><text:span text:style-name="T32_47">кто</text:span><text:span text:style-name="T32_48">-</text:span><text:span text:style-name="T32_49">то</text:span><text:span text:style-name="T32_50"><text:s/></text:span><text:span text:style-name="T32_51">непременно</text:span><text:span text:style-name="T32_52"><text:s/></text:span><text:span text:style-name="T32_53">будет</text:span><text:span text:style-name="T32_54"><text:s/></text:span><text:span text:style-name="T32_55">присоединяться</text:span><text:span text:style-name="T32_56">.<text:s/></text:span><text:span text:style-name="T32_57">Понятно</text:span><text:span text:style-name="T32_58">,<text:s/></text:span><text:span text:style-name="T32_59">что</text:span><text:span text:style-name="T32_60"><text:s/></text:span><text:span text:style-name="T32_61">каждая</text:span><text:span text:style-name="T32_62"><text:s/></text:span><text:span text:style-name="T32_63">команда</text:span><text:span text:style-name="T32_64"><text:s/>-<text:s/></text:span><text:span text:style-name="T32_65">это</text:span><text:span text:style-name="T32_66"><text:s/></text:span><text:span text:style-name="T32_67">свой</text:span><text:span text:style-name="T32_68"><text:s/></text:span><text:span text:style-name="T32_69">уникальный</text:span><text:span text:style-name="T32_70"><text:s/></text:span><text:span text:style-name="T32_71">мирок</text:span><text:span text:style-name="T32_72">,<text:s/></text:span><text:span text:style-name="T32_73">но</text:span><text:span text:style-name="T32_74"><text:s/></text:span><text:span text:style-name="T32_75">можем</text:span><text:span text:style-name="T32_76"><text:s/></text:span><text:span text:style-name="T32_77">ли</text:span><text:span text:style-name="T32_78"><text:s/></text:span><text:span text:style-name="T32_79">мы</text:span><text:span text:style-name="T32_80"><text:s/></text:span><text:span text:style-name="T32_81">предложить</text:span><text:span text:style-name="T32_82"><text:s/></text:span><text:span text:style-name="T32_83">некий</text:span><text:span text:style-name="T32_84"><text:s/></text:span><text:span text:style-name="T32_85">механизм</text:span><text:span text:style-name="T32_86">,<text:s/></text:span><text:span text:style-name="T32_87">который</text:span><text:span text:style-name="T32_88"><text:s/></text:span><text:span text:style-name="T32_89">раз</text:span><text:span text:style-name="T32_90"><text:s/></text:span><text:span text:style-name="T32_91">и</text:span><text:span text:style-name="T32_92"><text:s/></text:span><text:span text:style-name="T32_93">навсегда</text:span><text:span text:style-name="T32_94"><text:s/></text:span><text:span text:style-name="T32_95">избавил</text:span><text:span text:style-name="T32_96"><text:s/></text:span><text:span text:style-name="T32_97">бы</text:span><text:span text:style-name="T32_98"><text:s/></text:span><text:span text:style-name="T32_99">людей</text:span><text:span text:style-name="T32_100"><text:s/></text:span><text:span text:style-name="T32_101">от</text:span><text:span text:style-name="T32_102"><text:s/></text:span><text:span text:style-name="T32_103">потенциальных</text:span><text:span text:style-name="T32_104"><text:s/></text:span><text:span text:style-name="T32_105">конфликтов</text:span><text:span text:style-name="T32_106">?</text:span></text:p></office:annotation></text:span><text:span text:style-name="T32_107"><office:annotation><dc:creator/><text:p text:style-name="P33"><text:span text:style-name="T33_1">Захват</text:span><text:span text:style-name="T33_2"><text:s/></text:span><text:span text:style-name="T33_3">капитала</text:span><text:span text:style-name="T33_4"><text:s/>(</text:span><text:span text:style-name="T33_5">доли</text:span><text:span text:style-name="T33_6"><text:s/></text:span><text:span text:style-name="T33_7">проекта</text:span><text:span text:style-name="T33_8">)<text:s/></text:span><text:span text:style-name="T33_9">и</text:span><text:span text:style-name="T33_10"><text:s/></text:span><text:span text:style-name="T33_11">есть</text:span><text:span text:style-name="T33_12"><text:s/></text:span><text:span text:style-name="T33_13">конфликт</text:span><text:span text:style-name="T33_14">.<text:s/></text:span><text:span text:style-name="T33_15">Я</text:span><text:span text:style-name="T33_16"><text:s/></text:span><text:span text:style-name="T33_17">вижу</text:span><text:span text:style-name="T33_18"><text:s/></text:span><text:span text:style-name="T33_19">выход</text:span><text:span text:style-name="T33_20"><text:s/></text:span><text:span text:style-name="T33_21">в</text:span><text:span text:style-name="T33_22"><text:s/></text:span><text:span text:style-name="T33_23">раздельном</text:span><text:span text:style-name="T33_24"><text:s/></text:span><text:span text:style-name="T33_25">учете</text:span><text:span text:style-name="T33_26">:<text:s/></text:span><text:span text:style-name="T33_27">труда</text:span><text:span text:style-name="T33_28"><text:s/></text:span><text:span text:style-name="T33_29">и</text:span><text:span text:style-name="T33_30"><text:s/></text:span><text:span text:style-name="T33_31">капитала</text:span><text:span text:style-name="T33_32">.<text:s/></text:span><text:span text:style-name="T33_33">Трудовые</text:span><text:span text:style-name="T33_34"><text:s/></text:span><text:span text:style-name="T33_35">затраты</text:span><text:span text:style-name="T33_36"><text:s/>-<text:s/></text:span><text:span text:style-name="T33_37">возмещаем</text:span><text:span text:style-name="T33_38">,<text:s/></text:span><text:span text:style-name="T33_39">капитальные</text:span><text:span text:style-name="T33_40"><text:s/>-<text:s/></text:span><text:span text:style-name="T33_41">отчуждаем</text:span><text:span text:style-name="T33_42"><text:s/></text:span><text:span text:style-name="T33_43">в</text:span><text:span text:style-name="T33_44"><text:s/></text:span><text:span text:style-name="T33_45">Общественное</text:span><text:span text:style-name="T33_46"><text:s/></text:span><text:span text:style-name="T33_47">Достояние</text:span><text:span text:style-name="T33_48"><text:s/>-<text:s/>(</text:span><text:span text:style-name="T33_49">проект</text:span><text:span text:style-name="T33_50"><text:s/></text:span><text:span text:style-name="T33_51">Венера</text:span><text:span text:style-name="T33_52"><text:s/></text:span><text:span text:style-name="T33_53">допустим</text:span><text:span text:style-name="T33_54">).<text:s/></text:span><text:span text:style-name="T33_55">Иначе</text:span><text:span text:style-name="T33_56"><text:s/></text:span><text:span text:style-name="T33_57">его</text:span><text:span text:style-name="T33_58"><text:s/></text:span><text:span text:style-name="T33_59">не</text:span><text:span text:style-name="T33_60"><text:s/></text:span><text:span text:style-name="T33_61">из</text:span><text:span text:style-name="T33_62"><text:s/></text:span><text:span text:style-name="T33_63">чего</text:span><text:span text:style-name="T33_64"><text:s/></text:span><text:span text:style-name="T33_65">будет</text:span><text:span text:style-name="T33_66"><text:s/></text:span><text:span text:style-name="T33_67">строить</text:span><text:span text:style-name="T33_68">.</text:span></text:p></office:annotation></text:span><text:span text:style-name="T33_69"><office:annotation><dc:creator/><text:p text:style-name="P34"><text:span text:style-name="T34_1">Может</text:span><text:span text:style-name="T34_2"><text:s/></text:span><text:span text:style-name="T34_3">выйти</text:span><text:span text:style-name="T34_4">,<text:s/></text:span><text:span text:style-name="T34_5">что</text:span><text:span text:style-name="T34_6"><text:s/></text:span><text:span text:style-name="T34_7">его</text:span><text:span text:style-name="T34_8"><text:s/></text:span><text:span text:style-name="T34_9">как</text:span><text:span text:style-name="T34_10"><text:s/></text:span><text:span text:style-name="T34_11">раз</text:span><text:span text:style-name="T34_12"><text:s/></text:span><text:span text:style-name="T34_13">в</text:span><text:span text:style-name="T34_14"><text:s/></text:span><text:span text:style-name="T34_15">таком</text:span><text:span text:style-name="T34_16"><text:s/></text:span><text:span text:style-name="T34_17">случае</text:span><text:span text:style-name="T34_18"><text:s/></text:span><text:span text:style-name="T34_19">не</text:span><text:span text:style-name="T34_20"><text:s/></text:span><text:span text:style-name="T34_21">из</text:span><text:span text:style-name="T34_22"><text:s/></text:span><text:span text:style-name="T34_23">чего</text:span><text:span text:style-name="T34_24"><text:s/></text:span><text:span text:style-name="T34_25">будет</text:span><text:span text:style-name="T34_26"><text:s/></text:span><text:span text:style-name="T34_27">строить</text:span><text:span text:style-name="T34_28"><text:s/>-<text:s/></text:span><text:span text:style-name="T34_29">мало</text:span><text:span text:style-name="T34_30"><text:s/></text:span><text:span text:style-name="T34_31">кто</text:span><text:span text:style-name="T34_32"><text:s/></text:span><text:span text:style-name="T34_33">добровольно</text:span><text:span text:style-name="T34_34"><text:s/></text:span><text:span text:style-name="T34_35">согласится</text:span><text:span text:style-name="T34_36">,<text:s/></text:span><text:span text:style-name="T34_37">чтобы</text:span><text:span text:style-name="T34_38"><text:s/></text:span><text:span text:style-name="T34_39">его</text:span><text:span text:style-name="T34_40"><text:s/></text:span><text:span text:style-name="T34_41">капитал</text:span><text:span text:style-name="T34_42"><text:s/></text:span><text:span text:style-name="T34_43">кто</text:span><text:span text:style-name="T34_44">-</text:span><text:span text:style-name="T34_45">то</text:span><text:span text:style-name="T34_46"><text:s/></text:span><text:span text:style-name="T34_47">отчуждал</text:span><text:span text:style-name="T34_48">,<text:s/></text:span><text:span text:style-name="T34_49">а</text:span><text:span text:style-name="T34_50"><text:s/></text:span><text:span text:style-name="T34_51">насилие</text:span><text:span text:style-name="T34_52"><text:s/>-<text:s/></text:span><text:span text:style-name="T34_53">хреновый</text:span><text:span text:style-name="T34_54"><text:s/></text:span><text:span text:style-name="T34_55">метод</text:span><text:span text:style-name="T34_56"><text:s/></text:span><text:span text:style-name="T34_57">для</text:span><text:span text:style-name="T34_58"><text:s/></text:span><text:span text:style-name="T34_59">построения</text:span><text:span text:style-name="T34_60"><text:s/>"</text:span><text:span text:style-name="T34_61">светлого</text:span><text:span text:style-name="T34_62"><text:s/></text:span><text:span text:style-name="T34_63">будущего</text:span><text:span text:style-name="T34_64">".</text:span></text:p></office:annotation></text:span><text:span text:style-name="T34_65"><office:annotation><dc:creator/><text:p text:style-name="P35"><text:span text:style-name="T35_1">А</text:span><text:span text:style-name="T35_2"><text:s/></text:span><text:span text:style-name="T35_3">вот</text:span><text:span text:style-name="T35_4"><text:s/></text:span><text:span text:style-name="T35_5">доля</text:span><text:span text:style-name="T35_6"><text:s/></text:span><text:span text:style-name="T35_7">участия</text:span><text:span text:style-name="T35_8"><text:s/>(</text:span><text:span text:style-name="T35_9">капитальные</text:span><text:span text:style-name="T35_10"><text:s/></text:span><text:span text:style-name="T35_11">отчисления</text:span><text:span text:style-name="T35_12"><text:s/></text:span><text:span text:style-name="T35_13">в</text:span><text:span text:style-name="T35_14"><text:s/></text:span><text:span text:style-name="T35_15">Общественое</text:span><text:span text:style-name="T35_16"><text:s/></text:span><text:span text:style-name="T35_17">Достояние</text:span><text:span text:style-name="T35_18">)<text:s/></text:span><text:span text:style-name="T35_19">в</text:span><text:span text:style-name="T35_20"><text:s/></text:span><text:span text:style-name="T35_21">проекте</text:span><text:span text:style-name="T35_22"><text:s/></text:span><text:span text:style-name="T35_23">Венера</text:span><text:span text:style-name="T35_24"><text:s/></text:span><text:span text:style-name="T35_25">и</text:span><text:span text:style-name="T35_26"><text:s/></text:span><text:span text:style-name="T35_27">будет</text:span><text:span text:style-name="T35_28"><text:s/></text:span><text:span text:style-name="T35_29">социальная</text:span><text:span text:style-name="T35_30"><text:s/></text:span><text:span text:style-name="T35_31">репутация</text:span><text:span text:style-name="T35_32">.<text:s/></text:span><text:span text:style-name="T35_33">А</text:span><text:span text:style-name="T35_34"><text:s/></text:span><text:span text:style-name="T35_35">то</text:span><text:span text:style-name="T35_36"><text:s/></text:span><text:span text:style-name="T35_37">мы</text:span><text:span text:style-name="T35_38"><text:s/></text:span><text:span text:style-name="T35_39">только</text:span><text:span text:style-name="T35_40"><text:s/></text:span><text:span text:style-name="T35_41">о</text:span><text:span text:style-name="T35_42"><text:s/></text:span><text:span text:style-name="T35_43">личной</text:span><text:span text:style-name="T35_44"><text:s/></text:span><text:span text:style-name="T35_45">беспокоимся</text:span><text:span text:style-name="T35_46"><text:s/></text:span><text:span text:style-name="T35_47">и</text:span><text:span text:style-name="T35_48"><text:s/></text:span><text:span text:style-name="T35_49">дерибаним</text:span><text:span text:style-name="T35_50"><text:s/></text:span><text:span text:style-name="T35_51">общество</text:span><text:span text:style-name="T35_52"><text:s/></text:span><text:span text:style-name="T35_53">в</text:span><text:span text:style-name="T35_54"><text:s/></text:span><text:span text:style-name="T35_55">целом</text:span><text:span text:style-name="T35_56">.</text:span></text:p></office:annotation></text:span><text:span text:style-name="T35_57">с</text:span><text:span text:style-name="T35_58"><text:s/></text:span><text:span text:style-name="T35_59">кем</text:span><text:span text:style-name="T35_60"><text:s/></text:span><text:span text:style-name="T35_61">заключает</text:span><text:span text:style-name="T35_62"><text:s/></text:span><text:span text:style-name="T35_63">договор</text:span><text:span text:style-name="T35_64"><text:s/></text:span><text:span text:style-name="T35_65">дизайнер</text:span><text:span text:style-name="T35_66">?</text:span><text:span text:style-name="T35_67"><text:s/></text:span><text:span text:style-name="T35_68">Кто</text:span><text:span text:style-name="T35_69"><text:s/></text:span><text:span text:style-name="T35_70">принимает</text:span><text:span text:style-name="T35_71"><text:s/></text:span><text:span text:style-name="T35_72">решения</text:span><text:span text:style-name="T35_73">?<text:s/></text:span><text:span text:style-name="T35_74">Как</text:span><text:span text:style-name="T35_75"><text:s/></text:span><text:span text:style-name="T35_76">можно</text:span><text:span text:style-name="T35_77"><text:s/></text:span><text:span text:style-name="T35_78">автоматизировать</text:span><text:span text:style-name="T35_79"><text:s/></text:span><text:span text:style-name="T35_80">этот</text:span><text:span text:style-name="T35_81"><text:s/></text:span><text:span text:style-name="T35_82">процесс</text:span><text:span text:style-name="T35_83">?</text:span></text:p>
        </text:list-item>
        <text:list-item>
          <text:p text:style-name="P36"><text:span text:style-name="T36_1">Пока</text:span><text:span text:style-name="T36_2"><text:s/></text:span><text:span text:style-name="T36_3">это</text:span><text:span text:style-name="T36_4"><text:s/></text:span><text:span text:style-name="T36_5">только</text:span><text:span text:style-name="T36_6"><text:s/></text:span><text:span text:style-name="T36_7">доли</text:span><text:span text:style-name="T36_8"><text:s/>-<text:s/></text:span><text:span text:style-name="T36_9">вопрос</text:span><text:span text:style-name="T36_10"><text:s/></text:span><text:span text:style-name="T36_11">учета</text:span><text:span text:style-name="T36_12"><text:s/></text:span><text:span text:style-name="T36_13">их</text:span><text:span text:style-name="T36_14"><text:s/></text:span><text:span text:style-name="T36_15">распределения</text:span><text:span text:style-name="T36_16"><text:s/></text:span><text:span text:style-name="T36_17">автоматический</text:span><text:span text:style-name="T36_18">.<text:s/></text:span><text:span text:style-name="T36_19">Но</text:span><text:span text:style-name="T36_20"><text:s/></text:span><text:span text:style-name="T36_21">что</text:span><text:span text:style-name="T36_22"><text:s/></text:span><text:span text:style-name="T36_23">будет</text:span><text:span text:style-name="T36_24"><text:s/></text:span><text:span text:style-name="T36_25">в</text:span><text:span text:style-name="T36_26"><text:s/></text:span><text:span text:style-name="T36_27">том</text:span><text:span text:style-name="T36_28"><text:s/></text:span><text:span text:style-name="T36_29">случае</text:span><text:span text:style-name="T36_30">,<text:s/></text:span><text:span text:style-name="T36_31">если</text:span><text:span text:style-name="T36_32"><text:s/></text:span><text:span text:style-name="T36_33">проект</text:span><text:span text:style-name="T36_34"><text:s/></text:span><text:span text:style-name="T36_35">начнет</text:span><text:span text:style-name="T36_36"><text:s/></text:span><text:span text:style-name="T36_37">приносить</text:span><text:span text:style-name="T36_38"><text:s/></text:span><text:span text:style-name="T36_39">доход</text:span><text:span text:style-name="T36_40">?<text:s/></text:span><text:span text:style-name="T36_41">Как</text:span><text:span text:style-name="T36_42"><text:s/></text:span><text:span text:style-name="T36_43">обеспечить</text:span><text:span text:style-name="T36_44"><text:s/></text:span><text:span text:style-name="T36_45">уверенность</text:span><text:span text:style-name="T36_46"><text:s/></text:span><text:span text:style-name="T36_47">акционеров</text:span><text:span text:style-name="T36_48"><text:s/></text:span><text:span text:style-name="T36_49">в</text:span><text:span text:style-name="T36_50"><text:s/></text:span><text:span text:style-name="T36_51">том</text:span><text:span text:style-name="T36_52">,<text:s/></text:span><text:span text:style-name="T36_53">что</text:span><text:span text:style-name="T36_54"><text:s/></text:span><text:span text:style-name="T36_55">они</text:span><text:span text:style-name="T36_56"><text:s/></text:span><text:span text:style-name="T36_57">правильно</text:span><text:span text:style-name="T36_58"><text:s/></text:span><text:span text:style-name="T36_59">информированы</text:span><text:span text:style-name="T36_60"><text:s/></text:span><text:span text:style-name="T36_61">о</text:span><text:span text:style-name="T36_62"><text:s/></text:span><text:span text:style-name="T36_63">его</text:span><text:span text:style-name="T36_64"><text:s/></text:span><text:span text:style-name="T36_65">объемах</text:span><text:span text:style-name="T36_66">?<text:s/></text:span><text:span text:style-name="T36_67">Понятно</text:span><text:span text:style-name="T36_68">,<text:s/></text:span><text:span text:style-name="T36_69">что</text:span><text:span text:style-name="T36_70"><text:s/></text:span><text:span text:style-name="T36_71">в</text:span><text:span text:style-name="T36_72"><text:s/></text:span><text:span text:style-name="T36_73">случае</text:span><text:span text:style-name="T36_74"><text:s/></text:span><text:span text:style-name="T36_75">недоверия</text:span><text:span text:style-name="T36_76"><text:s/></text:span><text:span text:style-name="T36_77">партнеров</text:span><text:span text:style-name="T36_78"><text:s/></text:span><text:span text:style-name="T36_79">есть</text:span><text:span text:style-name="T36_80"><text:s/></text:span><text:span text:style-name="T36_81">возможность</text:span><text:span text:style-name="T36_82"><text:s/></text:span><text:span text:style-name="T36_83">влиять</text:span><text:span text:style-name="T36_84"><text:s/></text:span><text:span text:style-name="T36_85">на</text:span><text:span text:style-name="T36_86"><text:s/></text:span><text:span text:style-name="T36_87">репутацию</text:span><text:span text:style-name="T36_88">,<text:s/></text:span><text:span text:style-name="T36_89">но</text:span><text:span text:style-name="T36_90"><text:s/></text:span><text:span text:style-name="T36_91">можно</text:span><text:span text:style-name="T36_92"><text:s/></text:span><text:span text:style-name="T36_93">ли</text:span><text:span text:style-name="T36_94"><text:s/></text:span><text:span text:style-name="T36_95">предложить</text:span><text:span text:style-name="T36_96"><text:s/></text:span><text:span text:style-name="T36_97">что</text:span><text:span text:style-name="T36_98">-</text:span><text:span text:style-name="T36_99">то</text:span><text:span text:style-name="T36_100"><text:s/></text:span><text:span text:style-name="T36_101">кроме</text:span><text:span text:style-name="T36_102"><text:s/></text:span><text:span text:style-name="T36_103">внутреннего</text:span><text:span text:style-name="T36_104"><text:s/></text:span><text:span text:style-name="T36_105">аудита</text:span><text:span text:style-name="T36_106"><text:s/></text:span><text:span text:style-name="T36_107">акционеров</text:span><text:span text:style-name="T36_108"><text:s/></text:span><text:span text:style-name="T36_109">за</text:span><text:span text:style-name="T36_110"><text:s/></text:span><text:span text:style-name="T36_111">управлением</text:span><text:span text:style-name="T36_112"><text:s/></text:span><text:span text:style-name="T36_113">компанией</text:span><text:span text:style-name="T36_114">?<text:s/></text:span><text:span text:style-name="T36_115">Как</text:span><text:span text:style-name="T36_116"><text:s/></text:span><text:span text:style-name="T36_117">я</text:span><text:span text:style-name="T36_118"><text:s/></text:span><text:span text:style-name="T36_119">понимаю</text:span><text:span text:style-name="T36_120">,<text:s/></text:span><text:span text:style-name="T36_121">данный</text:span><text:span text:style-name="T36_122"><text:s/></text:span><text:span text:style-name="T36_123">вопрос</text:span><text:span text:style-name="T36_124"><text:s/></text:span><text:span text:style-name="T36_125">не</text:span><text:span text:style-name="T36_126"><text:s/></text:span><text:span text:style-name="T36_127">решен</text:span><text:span text:style-name="T36_128"><text:s/></text:span><text:span text:style-name="T36_129">и</text:span><text:span text:style-name="T36_130"><text:s/></text:span><text:span text:style-name="T36_131">в</text:span><text:span text:style-name="T36_132"><text:s/></text:span><text:span text:style-name="T36_133">реальной</text:span><text:span text:style-name="T36_134"><text:s/></text:span><text:span text:style-name="T36_135">существующей</text:span><text:span text:style-name="T36_136"><text:s/></text:span><text:span text:style-name="T36_137">ныне</text:span><text:span text:style-name="T36_138"><text:s/></text:span><text:span text:style-name="T36_139">экономической</text:span><text:span text:style-name="T36_140"><text:s/></text:span><text:span text:style-name="T36_141">системе</text:span><text:span text:style-name="T36_142">.</text:span></text:p>
        </text:list-item>
        <text:list-item>
          <text:p text:style-name="P37"><text:span text:style-name="T37_1">Данная</text:span><text:span text:style-name="T37_2"><text:s/></text:span><text:span text:style-name="T37_3">система</text:span><text:span text:style-name="T37_4"><text:s/></text:span><text:span text:style-name="T37_5">не</text:span><text:span text:style-name="T37_6"><text:s/></text:span><text:span text:style-name="T37_7">предлагает</text:span><text:span text:style-name="T37_8"><text:s/></text:span><text:span text:style-name="T37_9">системы</text:span><text:span text:style-name="T37_10"><text:s/></text:span><text:span text:style-name="T37_11">учета</text:span><text:span text:style-name="T37_12"><text:s/></text:span><text:span text:style-name="T37_13">вкладов</text:span><text:span text:style-name="T37_14"><text:s/></text:span><text:span text:style-name="T37_15">на</text:span><text:span text:style-name="T37_16"><text:s/></text:span><text:span text:style-name="T37_17">стадии</text:span><text:span text:style-name="T37_18"><text:s/></text:span><text:span text:style-name="T37_19">развития</text:span><text:span text:style-name="T37_20"><text:s/></text:span><text:span text:style-name="T37_21">идеи</text:span><text:span text:style-name="T37_22">.<text:s/></text:span><text:span text:style-name="T37_23">Как</text:span><text:span text:style-name="T37_24"><text:s/></text:span><text:span text:style-name="T37_25">оценить</text:span><text:span text:style-name="T37_26"><text:s/></text:span><text:span text:style-name="T37_27">ценность</text:span><text:span text:style-name="T37_28"><text:s/></text:span><text:span text:style-name="T37_29">того</text:span><text:span text:style-name="T37_30"><text:s/></text:span><text:span text:style-name="T37_31">или</text:span><text:span text:style-name="T37_32"><text:s/></text:span><text:span text:style-name="T37_33">иного</text:span><text:span text:style-name="T37_34"><text:s/></text:span><text:span text:style-name="T37_35">рационального</text:span><text:span text:style-name="T37_36"><text:s/></text:span><text:span text:style-name="T37_37">предложения</text:span><text:span text:style-name="T37_38">?<text:s/></text:span><text:span text:style-name="T37_39">Изначальная</text:span><text:span text:style-name="T37_40"><text:s/></text:span><text:span text:style-name="T37_41">идея</text:span><text:span text:style-name="T37_42"><text:s/></text:span><text:span text:style-name="T37_43">может</text:span><text:span text:style-name="T37_44"><text:s/></text:span><text:span text:style-name="T37_45">быть</text:span><text:span text:style-name="T37_46"><text:s/></text:span><text:span text:style-name="T37_47">несостоятельной</text:span><text:span text:style-name="T37_48">,<text:s/></text:span><text:span text:style-name="T37_49">кто</text:span><text:span text:style-name="T37_50">-</text:span><text:span text:style-name="T37_51">то</text:span><text:span text:style-name="T37_52"><text:s/></text:span><text:span text:style-name="T37_53">может</text:span><text:span text:style-name="T37_54"><text:s/></text:span><text:span text:style-name="T37_55">безрезультатно</text:span><text:span text:style-name="T37_56"><text:s/></text:span><text:span text:style-name="T37_57">биться</text:span><text:span text:style-name="T37_58"><text:s/></text:span><text:span text:style-name="T37_59">годами</text:span><text:span text:style-name="T37_60"><text:s/></text:span><text:span text:style-name="T37_61">над</text:span><text:span text:style-name="T37_62"><text:s/></text:span><text:span text:style-name="T37_63">решением</text:span><text:span text:style-name="T37_64"><text:s/></text:span><text:span text:style-name="T37_65">ее</text:span><text:span text:style-name="T37_66"><text:s/></text:span><text:span text:style-name="T37_67">проблемы</text:span><text:span text:style-name="T37_68">,<text:s/></text:span><text:span text:style-name="T37_69">а</text:span><text:span text:style-name="T37_70"><text:s/></text:span><text:span text:style-name="T37_71">кто</text:span><text:span text:style-name="T37_72">-</text:span><text:span text:style-name="T37_73">то</text:span><text:span text:style-name="T37_74"><text:s/></text:span><text:span text:style-name="T37_75">проходя</text:span><text:span text:style-name="T37_76"><text:s/></text:span><text:span text:style-name="T37_77">мимо</text:span><text:span text:style-name="T37_78"><text:s/></text:span><text:span text:style-name="T37_79">кинуть</text:span><text:span text:style-name="T37_80"><text:s/></text:span><text:span text:style-name="T37_81">слово</text:span><text:span text:style-name="T37_82">,<text:s/></text:span><text:span text:style-name="T37_83">которое</text:span><text:span text:style-name="T37_84"><text:s/></text:span><text:span text:style-name="T37_85">превратит</text:span><text:span text:style-name="T37_86"><text:s/></text:span><text:span text:style-name="T37_87">ее</text:span><text:span text:style-name="T37_88"><text:s/></text:span><text:span text:style-name="T37_89">в</text:span><text:span text:style-name="T37_90"><text:s/></text:span><text:span text:style-name="T37_91">образец</text:span><text:span text:style-name="T37_92"><text:s/></text:span><text:span text:style-name="T37_93">эффективности</text:span><text:span text:style-name="T37_94">.<text:s/></text:span><text:span text:style-name="T37_95">Критерий</text:span><text:span text:style-name="T37_96"><text:s/></text:span><text:span text:style-name="T37_97">трудоемкости</text:span><text:span text:style-name="T37_98"><text:s/></text:span><text:span text:style-name="T37_99">здесь</text:span><text:span text:style-name="T37_100"><text:s/></text:span><text:span text:style-name="T37_101">совершенно</text:span><text:span text:style-name="T37_102"><text:s/></text:span><text:span text:style-name="T37_103">неприменим</text:span><text:span text:style-name="T37_104">.<text:s/></text:span></text:p>
        </text:list-item>
        <text:list-item>
          <text:p text:style-name="P38"><text:span text:style-name="T38_1">Как</text:span><text:span text:style-name="T38_2"><text:s/></text:span><text:span text:style-name="T38_3">быть</text:span><text:span text:style-name="T38_4">,<text:s/></text:span><text:span text:style-name="T38_5">если</text:span><text:span text:style-name="T38_6"><text:s/></text:span><text:span text:style-name="T38_7">в</text:span><text:span text:style-name="T38_8"><text:s/></text:span><text:span text:style-name="T38_9">качестве</text:span><text:span text:style-name="T38_10"><text:s/></text:span><text:span text:style-name="T38_11">рационального</text:span><text:span text:style-name="T38_12"><text:s/></text:span><text:span text:style-name="T38_13">предложения</text:span><text:span text:style-name="T38_14"><text:s/></text:span><text:span text:style-name="T38_15">будет</text:span><text:span text:style-name="T38_16"><text:s/></text:span><text:span text:style-name="T38_17">опубликована</text:span><text:span text:style-name="T38_18"><text:s/></text:span><text:span text:style-name="T38_19">банальная</text:span><text:span text:style-name="T38_20"><text:s/></text:span><text:span text:style-name="T38_21">идея</text:span><text:span text:style-name="T38_22">,<text:s/></text:span><text:span text:style-name="T38_23">которая</text:span><text:span text:style-name="T38_24"><text:s/></text:span><text:span text:style-name="T38_25">подразумевалась</text:span><text:span text:style-name="T38_26"><text:s/></text:span><text:span text:style-name="T38_27">автором</text:span><text:span text:style-name="T38_28"><text:s/></text:span><text:span text:style-name="T38_29">основной</text:span><text:span text:style-name="T38_30"><text:s/></text:span><text:span text:style-name="T38_31">идеи</text:span><text:span text:style-name="T38_32">,<text:s/></text:span><text:span text:style-name="T38_33">но</text:span><text:span text:style-name="T38_34"><text:s/></text:span><text:span text:style-name="T38_35">не</text:span><text:span text:style-name="T38_36"><text:s/></text:span><text:span text:style-name="T38_37">была</text:span><text:span text:style-name="T38_38"><text:s/></text:span><text:span text:style-name="T38_39">им</text:span><text:span text:style-name="T38_40"><text:s/></text:span><text:span text:style-name="T38_41">в</text:span><text:span text:style-name="T38_42"><text:s/></text:span><text:span text:style-name="T38_43">явной</text:span><text:span text:style-name="T38_44"><text:s/></text:span><text:span text:style-name="T38_45">форме</text:span><text:span text:style-name="T38_46"><text:s/></text:span><text:span text:style-name="T38_47">озвучена</text:span><text:span text:style-name="T38_48">.<text:s/></text:span><text:span text:style-name="T38_49">Получается</text:span><text:span text:style-name="T38_50">,<text:s/></text:span><text:span text:style-name="T38_51">автор</text:span><text:span text:style-name="T38_52"><text:s/></text:span><text:span text:style-name="T38_53">основной</text:span><text:span text:style-name="T38_54"><text:s/></text:span><text:span text:style-name="T38_55">идеи</text:span><text:span text:style-name="T38_56"><text:s/></text:span><text:span text:style-name="T38_57">обязан</text:span><text:span text:style-name="T38_58"><text:s/></text:span><text:span text:style-name="T38_59">отдать</text:span><text:span text:style-name="T38_60"><text:s/></text:span><text:span text:style-name="T38_61">долю</text:span><text:span text:style-name="T38_62"><text:s/></text:span><text:span text:style-name="T38_63">автору</text:span><text:span text:style-name="T38_64"><text:s/></text:span><text:span text:style-name="T38_65">рац</text:span><text:span text:style-name="T38_66">.<text:s/></text:span><text:span text:style-name="T38_67">предложения</text:span><text:span text:style-name="T38_68"><text:s/></text:span><text:span text:style-name="T38_69">по</text:span><text:span text:style-name="T38_70"><text:s/></text:span><text:span text:style-name="T38_71">сути</text:span><text:span text:style-name="T38_72"><text:s/></text:span><text:span text:style-name="T38_73">не</text:span><text:span text:style-name="T38_74"><text:s/></text:span><text:span text:style-name="T38_75">за</text:span><text:span text:style-name="T38_76"><text:s/></text:span><text:span text:style-name="T38_77">что</text:span><text:span text:style-name="T38_78">.<text:s/></text:span><text:span text:style-name="T38_79">Может</text:span><text:span text:style-name="T38_80"><text:s/></text:span><text:span text:style-name="T38_81">возникнуть</text:span><text:span text:style-name="T38_82"><text:s/></text:span><text:span text:style-name="T38_83">целое</text:span><text:span text:style-name="T38_84"><text:s/></text:span><text:span text:style-name="T38_85">направление</text:span><text:span text:style-name="T38_86"><text:s/></text:span><text:span text:style-name="T38_87">таких</text:span><text:span text:style-name="T38_88"><text:s/></text:span><text:span text:style-name="T38_89">ушлых</text:span><text:span text:style-name="T38_90"><text:s/></text:span><text:span text:style-name="T38_91">креативщиков</text:span><text:span text:style-name="T38_92">,<text:s/></text:span><text:span text:style-name="T38_93">если</text:span><text:span text:style-name="T38_94"><text:s/></text:span><text:span text:style-name="T38_95">оставить</text:span><text:span text:style-name="T38_96"><text:s/></text:span><text:span text:style-name="T38_97">возможность</text:span><text:span text:style-name="T38_98"><text:s/></text:span><text:span text:style-name="T38_99">для</text:span><text:span text:style-name="T38_100"><text:s/></text:span><text:span text:style-name="T38_101">такого</text:span><text:span text:style-name="T38_102"><text:s/></text:span><text:span text:style-name="T38_103">шантажа</text:span><text:span text:style-name="T38_104">.<text:s/></text:span><text:span text:style-name="T38_105">Что</text:span><text:span text:style-name="T38_106"><text:s/></text:span><text:span text:style-name="T38_107">можно</text:span><text:span text:style-name="T38_108"><text:s/></text:span><text:span text:style-name="T38_109">противопоставить</text:span><text:span text:style-name="T38_110"><text:s/></text:span><text:span text:style-name="T38_111">этому</text:span><text:span text:style-name="T38_112">?<text:s/></text:span></text:p>
        </text:list-item>
        <text:list-item>
          <text:p text:style-name="P39"><text:span text:style-name="T39_1">Более</text:span><text:span text:style-name="T39_2"><text:s/></text:span><text:span text:style-name="T39_3">мягкий</text:span><text:span text:style-name="T39_4"><text:s/></text:span><text:span text:style-name="T39_5">вариант</text:span><text:span text:style-name="T39_6"><text:s/></text:span><text:span text:style-name="T39_7">предыдущего</text:span><text:span text:style-name="T39_8"><text:s/></text:span><text:span text:style-name="T39_9">случая</text:span><text:span text:style-name="T39_10">.<text:s/></text:span><text:span text:style-name="T39_11">Рац</text:span><text:span text:style-name="T39_12">.<text:s/></text:span><text:span text:style-name="T39_13">предложение</text:span><text:span text:style-name="T39_14"><text:s/></text:span><text:span text:style-name="T39_15">действительно</text:span><text:span text:style-name="T39_16"><text:s/></text:span><text:span text:style-name="T39_17">было</text:span><text:span text:style-name="T39_18"><text:s/></text:span><text:span text:style-name="T39_19">ценным</text:span><text:span text:style-name="T39_20">,<text:s/></text:span><text:span text:style-name="T39_21">и</text:span><text:span text:style-name="T39_22"><text:s/></text:span><text:span text:style-name="T39_23">без</text:span><text:span text:style-name="T39_24"><text:s/></text:span><text:span text:style-name="T39_25">него</text:span><text:span text:style-name="T39_26"><text:s/></text:span><text:span text:style-name="T39_27">никак</text:span><text:span text:style-name="T39_28">.<text:s/></text:span><text:span text:style-name="T39_29">Но</text:span><text:span text:style-name="T39_30"><text:s/></text:span><text:span text:style-name="T39_31">его</text:span><text:span text:style-name="T39_32"><text:s/></text:span><text:span text:style-name="T39_33">автор</text:span><text:span text:style-name="T39_34"><text:s/></text:span><text:span text:style-name="T39_35">потребовал</text:span><text:span text:style-name="T39_36"><text:s/></text:span><text:span text:style-name="T39_37">очень</text:span><text:span text:style-name="T39_38"><text:s/></text:span><text:span text:style-name="T39_39">большую</text:span><text:span text:style-name="T39_40"><text:s/></text:span><text:span text:style-name="T39_41">долю</text:span><text:span text:style-name="T39_42">.<text:s/></text:span><text:span text:style-name="T39_43">В</text:span><text:span text:style-name="T39_44"><text:s/></text:span><text:span text:style-name="T39_45">случае</text:span><text:span text:style-name="T39_46"><text:s/></text:span><text:span text:style-name="T39_47">работы</text:span><text:span text:style-name="T39_48"><text:s/></text:span><text:span text:style-name="T39_49">можно</text:span><text:span text:style-name="T39_50"><text:s/></text:span><text:span text:style-name="T39_51">было</text:span><text:span text:style-name="T39_52"><text:s/></text:span><text:span text:style-name="T39_53">бы</text:span><text:span text:style-name="T39_54"><text:s/></text:span><text:span text:style-name="T39_55">нанять</text:span><text:span text:style-name="T39_56"><text:s/></text:span><text:span text:style-name="T39_57">другого</text:span><text:span text:style-name="T39_58"><text:s/></text:span><text:span text:style-name="T39_59">спеца</text:span><text:span text:style-name="T39_60">,<text:s/></text:span><text:span text:style-name="T39_61">и</text:span><text:span text:style-name="T39_62"><text:s/></text:span><text:span text:style-name="T39_63">обойти</text:span><text:span text:style-name="T39_64"><text:s/></text:span><text:span text:style-name="T39_65">препятствие</text:span><text:span text:style-name="T39_66">.<text:s/></text:span><text:span text:style-name="T39_67">А</text:span><text:span text:style-name="T39_68"><text:s/></text:span><text:span text:style-name="T39_69">тут</text:span><text:span text:style-name="T39_70"><text:s/></text:span><text:span text:style-name="T39_71">идея</text:span><text:span text:style-name="T39_72"><text:s/></text:span><text:span text:style-name="T39_73">получается</text:span><text:span text:style-name="T39_74"><text:s/></text:span><text:span text:style-name="T39_75">заблокированной</text:span><text:span text:style-name="T39_76">.<text:s/></text:span><text:span text:style-name="T39_77">До</text:span><text:span text:style-name="T39_78"><text:s/></text:span><text:span text:style-name="T39_79">этой</text:span><text:span text:style-name="T39_80"><text:s/></text:span><text:span text:style-name="T39_81">же</text:span><text:span text:style-name="T39_82"><text:s/></text:span><text:span text:style-name="T39_83">мысли</text:span><text:span text:style-name="T39_84"><text:s/></text:span><text:span text:style-name="T39_85">мог</text:span><text:span text:style-name="T39_86"><text:s/></text:span><text:span text:style-name="T39_87">бы</text:span><text:span text:style-name="T39_88"><text:s/></text:span><text:span text:style-name="T39_89">дойти</text:span><text:span text:style-name="T39_90"><text:s/></text:span><text:span text:style-name="T39_91">и</text:span><text:span text:style-name="T39_92"><text:s/></text:span><text:span text:style-name="T39_93">другой</text:span><text:span text:style-name="T39_94"><text:s/></text:span><text:span text:style-name="T39_95">человек</text:span><text:span text:style-name="T39_96">,<text:s/></text:span><text:span text:style-name="T39_97">она</text:span><text:span text:style-name="T39_98"><text:s/></text:span><text:span text:style-name="T39_99">не</text:span><text:span text:style-name="T39_100"><text:s/></text:span><text:span text:style-name="T39_101">столь</text:span><text:span text:style-name="T39_102"><text:s/></text:span><text:span text:style-name="T39_103">оригинальна</text:span><text:span text:style-name="T39_104">…<text:s/></text:span></text:p>
        </text:list-item>
        <text:list-item>
          <text:p text:style-name="P40"/>
        </text:list-item>
      </text:list>
      <text:p text:style-name="P41"/>
      <text:p text:style-name="P42"/>
      <text:p text:style-name="P43"><text:span text:style-name="T43_1">Такая</text:span><text:span text:style-name="T43_2"><text:s/></text:span><text:span text:style-name="T43_3">система</text:span><text:span text:style-name="T43_4"><text:s/></text:span><text:span text:style-name="T43_5">должна</text:span><text:span text:style-name="T43_6"><text:s/></text:span><text:span text:style-name="T43_7">позволить</text:span><text:span text:style-name="T43_8"><text:s/></text:span><text:span text:style-name="T43_9">изыскивать</text:span><text:span text:style-name="T43_10"><text:s/></text:span><text:span text:style-name="T43_11">внутренние</text:span><text:span text:style-name="T43_12"><text:s/></text:span><text:span text:style-name="T43_13">ресурсы</text:span><text:span text:style-name="T43_14"><text:s/></text:span><text:span text:style-name="T43_15">общества</text:span><text:span text:style-name="T43_16"><text:s/></text:span><text:span text:style-name="T43_17">для</text:span><text:span text:style-name="T43_18"><text:s/></text:span><text:span text:style-name="T43_19">реализации</text:span><text:span text:style-name="T43_20"><text:s/></text:span><text:span text:style-name="T43_21">проектов</text:span><text:span text:style-name="T43_22">.<text:s/></text:span><text:span text:style-name="T43_23">Экономика</text:span><text:span text:style-name="T43_24">,<text:s/></text:span><text:span text:style-name="T43_25">работающая</text:span><text:span text:style-name="T43_26"><text:s/>“</text:span><text:span text:style-name="T43_27">без</text:span><text:span text:style-name="T43_28"><text:s/></text:span><text:span text:style-name="T43_29">денег</text:span><text:span text:style-name="T43_30">”<text:s/>-<text:s text:c="2"/></text:span><text:span text:style-name="T43_31">для</text:span><text:span text:style-name="T43_32"><text:s/></text:span><text:span text:style-name="T43_33">ее</text:span><text:span text:style-name="T43_34"><text:s/></text:span><text:span text:style-name="T43_35">осуществления</text:span><text:span text:style-name="T43_36"><text:s/></text:span><text:span text:style-name="T43_37">не</text:span><text:span text:style-name="T43_38"><text:s/></text:span><text:span text:style-name="T43_39">требуются</text:span><text:span text:style-name="T43_40"><text:s/></text:span><text:span text:style-name="T43_41">внешние</text:span><text:span text:style-name="T43_42"><text:s/></text:span><text:span text:style-name="T43_43">инвестиции</text:span><text:span text:style-name="T43_44"><text:s/>-<text:s/></text:span><text:span text:style-name="T43_45">хотя</text:span><text:span text:style-name="T43_46"><text:s/></text:span><text:span text:style-name="T43_47">они</text:span><text:span text:style-name="T43_48"><text:s/></text:span><text:span text:style-name="T43_49">и</text:span><text:span text:style-name="T43_50"><text:s/></text:span><text:span text:style-name="T43_51">возможны</text:span><text:span text:style-name="T43_52">.<text:s/></text:span><text:span text:style-name="T43_53">То</text:span><text:span text:style-name="T43_54"><text:s/></text:span><text:span text:style-name="T43_55">есть</text:span><text:span text:style-name="T43_56"><text:s/></text:span><text:span text:style-name="T43_57">возникает</text:span><text:span text:style-name="T43_58"><text:s/></text:span><text:span text:style-name="T43_59">капитал</text:span><text:span text:style-name="T43_60"><text:s/></text:span><text:span text:style-name="T43_61">в</text:span><text:span text:style-name="T43_62"><text:s/></text:span><text:span text:style-name="T43_63">обход</text:span><text:span text:style-name="T43_64"><text:s/></text:span><text:span text:style-name="T43_65">кредитных</text:span><text:span text:style-name="T43_66"><text:s/></text:span><text:span text:style-name="T43_67">институтов</text:span><text:span text:style-name="T43_68"><text:s/>-<text:s/></text:span><text:span text:style-name="T43_69">становится</text:span><text:span text:style-name="T43_70"><text:s/></text:span><text:span text:style-name="T43_71">необязательной</text:span><text:span text:style-name="T43_72"><text:s/></text:span><text:span text:style-name="T43_73">уплата</text:span><text:span text:style-name="T43_74"><text:s/></text:span><text:span text:style-name="T43_75">банковского</text:span><text:span text:style-name="T43_76"><text:s/></text:span><text:span text:style-name="T43_77">процента</text:span><text:span text:style-name="T43_78">.<text:s/></text:span></text:p>
      <text:p text:style-name="P44"><text:span text:style-name="T44_1">Таким</text:span><text:span text:style-name="T44_2"><text:s/></text:span><text:span text:style-name="T44_3">образом</text:span><text:span text:style-name="T44_4"><text:s/></text:span><text:span text:style-name="T44_5">вокруг</text:span><text:span text:style-name="T44_6"><text:s/></text:span><text:span text:style-name="T44_7">каждого</text:span><text:span text:style-name="T44_8"><text:s/></text:span><text:span text:style-name="T44_9">проекта</text:span><text:span text:style-name="T44_10"><text:s/></text:span><text:span text:style-name="T44_11">складывается</text:span><text:span text:style-name="T44_12"><text:s/></text:span><text:span text:style-name="T44_13">полностью</text:span><text:span text:style-name="T44_14"><text:s/></text:span><text:span text:style-name="T44_15">меритократическое</text:span><text:span text:style-name="T44_16"><text:s/>(</text:span><text:span text:style-name="T44_17">основанное</text:span><text:span text:style-name="T44_18"><text:s/></text:span><text:span text:style-name="T44_19">на</text:span><text:span text:style-name="T44_20"><text:s/></text:span><text:span text:style-name="T44_21">заслугах</text:span><text:span text:style-name="T44_22">)<text:s/></text:span><text:span text:style-name="T44_23">сообщество</text:span><text:span text:style-name="T44_24">.</text:span></text:p>
      <text:p text:style-name="P45"><text:span text:style-name="T45_1">Теоретически</text:span><text:span text:style-name="T45_2"><text:s/></text:span><text:span text:style-name="T45_3">данная</text:span><text:span text:style-name="T45_4"><text:s/></text:span><text:span text:style-name="T45_5">система</text:span><text:span text:style-name="T45_6"><text:s/></text:span><text:span text:style-name="T45_7">решает</text:span><text:span text:style-name="T45_8"><text:s/></text:span><text:span text:style-name="T45_9">проблему</text:span><text:span text:style-name="T45_10"><text:s/></text:span><text:span text:style-name="T45_11">безработицы</text:span><text:span text:style-name="T45_12"><text:s/>-<text:s/></text:span><text:span text:style-name="T45_13">количество</text:span><text:span text:style-name="T45_14"><text:s/></text:span><text:span text:style-name="T45_15">проектов</text:span><text:span text:style-name="T45_16">,<text:s/></text:span><text:span text:style-name="T45_17">которым</text:span><text:span text:style-name="T45_18"><text:s/></text:span><text:span text:style-name="T45_19">нужны</text:span><text:span text:style-name="T45_20"><text:s/></text:span><text:span text:style-name="T45_21">руки</text:span><text:span text:style-name="T45_22">,<text:s/></text:span><text:span text:style-name="T45_23">по</text:span><text:span text:style-name="T45_24"><text:s/></text:span><text:span text:style-name="T45_25">сути</text:span><text:span text:style-name="T45_26"><text:s/></text:span><text:span text:style-name="T45_27">безгранично</text:span><text:span text:style-name="T45_28">.<text:s/></text:span><text:span text:style-name="T45_29">Выполняя</text:span><text:span text:style-name="T45_30"><text:s/></text:span><text:span text:style-name="T45_31">небольшие</text:span><text:span text:style-name="T45_32"><text:s/></text:span><text:span text:style-name="T45_33">задачи</text:span><text:span text:style-name="T45_34">,<text:s/></text:span><text:span text:style-name="T45_35">можно</text:span><text:span text:style-name="T45_36"><text:s/></text:span><text:span text:style-name="T45_37">участвовать</text:span><text:span text:style-name="T45_38"><text:s/></text:span><text:span text:style-name="T45_39">во</text:span><text:span text:style-name="T45_40"><text:s/></text:span><text:span text:style-name="T45_41">множестве</text:span><text:span text:style-name="T45_42"><text:s/></text:span><text:span text:style-name="T45_43">проектов</text:span><text:span text:style-name="T45_44">,<text:s/></text:span><text:span text:style-name="T45_45">снижать</text:span><text:span text:style-name="T45_46"><text:s/></text:span><text:span text:style-name="T45_47">риски</text:span><text:span text:style-name="T45_48">,<text:s/></text:span><text:span text:style-name="T45_49">диверсифицируя</text:span><text:span text:style-name="T45_50"><text:s/></text:span><text:span text:style-name="T45_51">свой</text:span><text:span text:style-name="T45_52"><text:s/></text:span><text:span text:style-name="T45_53">вклад</text:span><text:span text:style-name="T45_54">.<text:s/></text:span><text:span text:style-name="T45_55">И</text:span><text:span text:style-name="T45_56"><text:s/></text:span><text:span text:style-name="T45_57">если</text:span><text:span text:style-name="T45_58"><text:s/></text:span><text:span text:style-name="T45_59">какой</text:span><text:span text:style-name="T45_60">-</text:span><text:span text:style-name="T45_61">нибудь</text:span><text:span text:style-name="T45_62"><text:s/></text:span><text:span text:style-name="T45_63">из</text:span><text:span text:style-name="T45_64"><text:s/></text:span><text:span text:style-name="T45_65">них</text:span><text:span text:style-name="T45_66"><text:s/></text:span><text:span text:style-name="T45_67">станет</text:span><text:span text:style-name="T45_68"><text:s/></text:span><text:span text:style-name="T45_69">успешным</text:span><text:span text:style-name="T45_70">,<text:s/></text:span><text:span text:style-name="T45_71">то</text:span><text:span text:style-name="T45_72"><text:s/></text:span><text:span text:style-name="T45_73">вложившийся</text:span><text:span text:style-name="T45_74"><text:s/></text:span><text:span text:style-name="T45_75">в</text:span><text:span text:style-name="T45_76"><text:s/></text:span><text:span text:style-name="T45_77">него</text:span><text:span text:style-name="T45_78"><text:s/></text:span><text:span text:style-name="T45_79">человек</text:span><text:span text:style-name="T45_80"><text:s/></text:span><text:span text:style-name="T45_81">будет</text:span><text:span text:style-name="T45_82"><text:s/></text:span><text:span text:style-name="T45_83">получать</text:span><text:span text:style-name="T45_84"><text:s/></text:span><text:span text:style-name="T45_85">справедливую</text:span><text:span text:style-name="T45_86"><text:s/></text:span><text:span text:style-name="T45_87">долю</text:span><text:span text:style-name="T45_88"><text:s/></text:span><text:span text:style-name="T45_89">от</text:span><text:span text:style-name="T45_90"><text:s/></text:span><text:span text:style-name="T45_91">его</text:span><text:span text:style-name="T45_92"><text:s/></text:span><text:span text:style-name="T45_93">доходов</text:span><text:span text:style-name="T45_94"><text:s/></text:span><text:span text:style-name="T45_95">до</text:span><text:span text:style-name="T45_96"><text:s/></text:span><text:span text:style-name="T45_97">тех</text:span><text:span text:style-name="T45_98"><text:s/></text:span><text:span text:style-name="T45_99">пор</text:span><text:span text:style-name="T45_100">,<text:s/></text:span><text:span text:style-name="T45_101">пока</text:span><text:span text:style-name="T45_102"><text:s/></text:span><text:span text:style-name="T45_103">проект</text:span><text:span text:style-name="T45_104"><text:s/></text:span><text:span text:style-name="T45_105">будет</text:span><text:span text:style-name="T45_106"><text:s/></text:span><text:span text:style-name="T45_107">приносить</text:span><text:span text:style-name="T45_108"><text:s/></text:span><text:span text:style-name="T45_109">прибыль</text:span><text:span text:style-name="T45_110">.<text:s/></text:span><text:span text:style-name="T45_111">При</text:span><text:span text:style-name="T45_112"><text:s/></text:span><text:span text:style-name="T45_113">этом</text:span><text:span text:style-name="T45_114"><text:s/></text:span><text:span text:style-name="T45_115">это</text:span><text:span text:style-name="T45_116"><text:s/></text:span><text:span text:style-name="T45_117">не</text:span><text:span text:style-name="T45_118"><text:s/></text:span><text:span text:style-name="T45_119">грязная</text:span><text:span text:style-name="T45_120"><text:s/></text:span><text:span text:style-name="T45_121">работа</text:span><text:span text:style-name="T45_122">,<text:s/></text:span><text:span text:style-name="T45_123">а</text:span><text:span text:style-name="T45_124"><text:s/></text:span><text:span text:style-name="T45_125">возможность</text:span><text:span text:style-name="T45_126"><text:s/></text:span><text:span text:style-name="T45_127">заниматься</text:span><text:span text:style-name="T45_128"><text:s/></text:span><text:span text:style-name="T45_129">любимым</text:span><text:span text:style-name="T45_130"><text:s/></text:span><text:span text:style-name="T45_131">творческим</text:span><text:span text:style-name="T45_132"><text:s/></text:span><text:span text:style-name="T45_133">делом</text:span><text:span text:style-name="T45_134">,<text:s/></text:span><text:span text:style-name="T45_135">принимая</text:span><text:span text:style-name="T45_136"><text:s/></text:span><text:span text:style-name="T45_137">участие</text:span><text:span text:style-name="T45_138"><text:s/></text:span><text:span text:style-name="T45_139">в</text:span><text:span text:style-name="T45_140"><text:s/></text:span><text:span text:style-name="T45_141">понравившихся</text:span><text:span text:style-name="T45_142"><text:s/></text:span><text:span text:style-name="T45_143">проектах</text:span><text:span text:style-name="T45_144">.<text:s/></text:span></text:p>
      <text:p text:style-name="P46"/>
      <text:p text:style-name="P47"/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3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3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